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mbria" svg:font-family="Cambria"/>
    <style:font-face style:name="Courier New" svg:font-family="'Courier New'"/>
    <style:font-face style:name="Verdana" svg:font-family="Verdana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a1" style:family="table">
      <style:table-properties style:width="17.309cm" fo:margin-left="0cm" table:align="left" style:writing-mode="lr-tb"/>
    </style:style>
    <style:style style:name="Tabela1.A" style:family="table-column">
      <style:table-column-properties style:column-width="4.101cm"/>
    </style:style>
    <style:style style:name="Tabela1.B" style:family="table-column">
      <style:table-column-properties style:column-width="13.208cm"/>
    </style:style>
    <style:style style:name="Tabela1.A1" style:family="table-cell">
      <style:table-cell-properties style:vertical-align="top" fo:padding-left="0.191cm" fo:padding-right="0.191cm" fo:padding-top="0cm" fo:padding-bottom="0cm" fo:border="0.035cm solid #000000"/>
    </style:style>
    <style:style style:name="Tabela2" style:family="table">
      <style:table-properties style:width="17.309cm" fo:margin-left="0cm" table:align="left" style:writing-mode="lr-tb"/>
    </style:style>
    <style:style style:name="Tabela2.A" style:family="table-column">
      <style:table-column-properties style:column-width="3.919cm"/>
    </style:style>
    <style:style style:name="Tabela2.B" style:family="table-column">
      <style:table-column-properties style:column-width="13.39cm"/>
    </style:style>
    <style:style style:name="Tabela2.A1" style:family="table-cell">
      <style:table-cell-properties style:vertical-align="top" fo:padding-left="0.191cm" fo:padding-right="0.191cm" fo:padding-top="0cm" fo:padding-bottom="0cm" fo:border="0.035cm solid #000000"/>
    </style:style>
    <style:style style:name="Tabela3" style:family="table">
      <style:table-properties style:width="17.309cm" fo:margin-left="0cm" table:align="left" style:writing-mode="lr-tb"/>
    </style:style>
    <style:style style:name="Tabela3.A" style:family="table-column">
      <style:table-column-properties style:column-width="3.919cm"/>
    </style:style>
    <style:style style:name="Tabela3.B" style:family="table-column">
      <style:table-column-properties style:column-width="13.39cm"/>
    </style:style>
    <style:style style:name="Tabela3.A1" style:family="table-cell">
      <style:table-cell-properties style:vertical-align="top" fo:padding-left="0.191cm" fo:padding-right="0.191cm" fo:padding-top="0cm" fo:padding-bottom="0cm" fo:border="0.035cm solid #000000"/>
    </style:style>
    <style:style style:name="Tabela4" style:family="table">
      <style:table-properties style:width="17.761cm" fo:margin-left="0cm" table:align="left" style:writing-mode="lr-tb"/>
    </style:style>
    <style:style style:name="Tabela4.A" style:family="table-column">
      <style:table-column-properties style:column-width="4.556cm"/>
    </style:style>
    <style:style style:name="Tabela4.B" style:family="table-column">
      <style:table-column-properties style:column-width="13.204cm"/>
    </style:style>
    <style:style style:name="Tabela4.A1" style:family="table-cell">
      <style:table-cell-properties style:vertical-align="top" fo:padding-left="0.191cm" fo:padding-right="0.191cm" fo:padding-top="0cm" fo:padding-bottom="0cm" fo:border="0.035cm solid #000000"/>
    </style:style>
    <style:style style:name="Tabela5" style:family="table">
      <style:table-properties style:width="17.761cm" fo:margin-left="0cm" table:align="left" style:writing-mode="lr-tb"/>
    </style:style>
    <style:style style:name="Tabela5.A" style:family="table-column">
      <style:table-column-properties style:column-width="4.556cm"/>
    </style:style>
    <style:style style:name="Tabela5.B" style:family="table-column">
      <style:table-column-properties style:column-width="13.204cm"/>
    </style:style>
    <style:style style:name="Tabela5.A1" style:family="table-cell">
      <style:table-cell-properties style:vertical-align="top" fo:padding-left="0.191cm" fo:padding-right="0.191cm" fo:padding-top="0cm" fo:padding-bottom="0cm" fo:border="0.035cm solid #000000"/>
    </style:style>
    <style:style style:name="Tabela6" style:family="table">
      <style:table-properties style:width="17.761cm" fo:margin-left="0cm" table:align="left" style:writing-mode="lr-tb"/>
    </style:style>
    <style:style style:name="Tabela6.A" style:family="table-column">
      <style:table-column-properties style:column-width="4.556cm"/>
    </style:style>
    <style:style style:name="Tabela6.B" style:family="table-column">
      <style:table-column-properties style:column-width="13.204cm"/>
    </style:style>
    <style:style style:name="Tabela6.A1" style:family="table-cell">
      <style:table-cell-properties style:vertical-align="top" fo:padding-left="0.191cm" fo:padding-right="0.191cm" fo:padding-top="0cm" fo:padding-bottom="0cm" fo:border="0.035cm solid #000000"/>
    </style:style>
    <style:style style:name="Tabela7" style:family="table">
      <style:table-properties style:width="17.283cm" fo:margin-left="0cm" table:align="left" style:writing-mode="lr-tb"/>
    </style:style>
    <style:style style:name="Tabela7.A" style:family="table-column">
      <style:table-column-properties style:column-width="4.27cm"/>
    </style:style>
    <style:style style:name="Tabela7.B" style:family="table-column">
      <style:table-column-properties style:column-width="13.012cm"/>
    </style:style>
    <style:style style:name="Tabela7.A1" style:family="table-cell">
      <style:table-cell-properties style:vertical-align="top" fo:padding-left="0.191cm" fo:padding-right="0.191cm" fo:padding-top="0cm" fo:padding-bottom="0cm" fo:border="0.035cm solid #000000"/>
    </style:style>
    <style:style style:name="Tabela8" style:family="table">
      <style:table-properties style:width="17.253cm" fo:margin-left="0cm" table:align="left" style:writing-mode="lr-tb"/>
    </style:style>
    <style:style style:name="Tabela8.A" style:family="table-column">
      <style:table-column-properties style:column-width="4.24cm"/>
    </style:style>
    <style:style style:name="Tabela8.B" style:family="table-column">
      <style:table-column-properties style:column-width="13.012cm"/>
    </style:style>
    <style:style style:name="Tabela8.A1" style:family="table-cell">
      <style:table-cell-properties style:vertical-align="top" fo:padding-left="0.191cm" fo:padding-right="0.191cm" fo:padding-top="0cm" fo:padding-bottom="0cm" fo:border="0.035cm solid #000000"/>
    </style:style>
    <style:style style:name="Tabela9" style:family="table">
      <style:table-properties style:width="17.253cm" fo:margin-left="0cm" table:align="left" style:writing-mode="lr-tb"/>
    </style:style>
    <style:style style:name="Tabela9.A" style:family="table-column">
      <style:table-column-properties style:column-width="4.24cm"/>
    </style:style>
    <style:style style:name="Tabela9.B" style:family="table-column">
      <style:table-column-properties style:column-width="13.012cm"/>
    </style:style>
    <style:style style:name="Tabela9.A1" style:family="table-cell">
      <style:table-cell-properties style:vertical-align="top" fo:padding-left="0.191cm" fo:padding-right="0.191cm" fo:padding-top="0cm" fo:padding-bottom="0cm" fo:border="0.035cm solid #000000"/>
    </style:style>
    <style:style style:name="Tabela10" style:family="table">
      <style:table-properties style:width="17.253cm" fo:margin-left="0cm" table:align="left" style:writing-mode="lr-tb"/>
    </style:style>
    <style:style style:name="Tabela10.A" style:family="table-column">
      <style:table-column-properties style:column-width="4.24cm"/>
    </style:style>
    <style:style style:name="Tabela10.B" style:family="table-column">
      <style:table-column-properties style:column-width="13.012cm"/>
    </style:style>
    <style:style style:name="Tabela10.A1" style:family="table-cell">
      <style:table-cell-properties style:vertical-align="top" fo:padding-left="0.191cm" fo:padding-right="0.191cm" fo:padding-top="0cm" fo:padding-bottom="0cm" fo:border="0.035cm solid #000000"/>
    </style:style>
    <style:style style:name="P1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22pt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P4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6pt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font-size="12pt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3.21cm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style:font-name="Arial" fo:font-size="12pt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ff"/>
    </style:style>
    <style:style style:name="P13" style:family="paragraph" style:parent-style-name="Standard">
      <style:paragraph-properties fo:margin-left="0.635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14" style:family="paragraph" style:parent-style-name="Standard">
      <style:paragraph-properties fo:margin-left="0.635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15" style:family="paragraph" style:parent-style-name="Standard">
      <style:paragraph-properties fo:margin-left="0.635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" style:family="paragraph" style:parent-style-name="Standard">
      <style:paragraph-properties fo:margin-left="0.635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Standard">
      <style:paragraph-properties fo:margin-left="0.635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6pt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P18" style:family="paragraph" style:parent-style-name="Standard">
      <style:paragraph-properties fo:margin-left="0.635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6pt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P19" style:family="paragraph" style:parent-style-name="Standard">
      <style:paragraph-properties fo:margin-left="0.635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left="0.635cm" fo:margin-right="0cm" fo:margin-top="0cm" fo:margin-bottom="0cm" fo:line-height="100%" fo:text-align="start" style:justify-single-word="false" fo:orphans="2" fo:widows="2" fo:text-indent="0cm" style:auto-text-indent="false" style:writing-mode="lr-tb"/>
    </style:style>
    <style:style style:name="P21" style:family="paragraph" style:parent-style-name="Standard">
      <style:paragraph-properties fo:margin-left="1.136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.635cm" style:auto-text-indent="false" fo:break-before="auto" fo:break-after="auto" style:writing-mode="lr-tb"/>
      <style:text-properties fo:color="#000000" style:text-line-through-style="none" style:font-name="Arial" fo:font-size="16pt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P23" style:family="paragraph" style:parent-style-name="Standard" style:master-pag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style:page-number="auto" fo:break-before="auto" fo:break-after="auto" style:writing-mode="lr-tb"/>
    </style:style>
    <style:style style:name="P24" style:family="paragraph" style:parent-style-name="Standard" style:list-style-name="LS1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6pt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P25" style:family="paragraph" style:parent-style-name="Standard" style:list-style-name="LS6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6pt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P26" style:family="paragraph" style:parent-style-name="Standard" style:list-style-name="LS3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6pt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P27" style:family="paragraph" style:parent-style-name="Standard" style:list-style-name="LS7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6pt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P28" style:family="paragraph" style:parent-style-name="Standard" style:list-style-name="LS2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29" style:family="paragraph" style:parent-style-name="Standard" style:list-style-name="LS7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30" style:family="paragraph" style:parent-style-name="Standard" style:list-style-name="LS4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style:font-name="Arial" fo:font-size="12pt" style:font-size-asian="12pt" style:font-size-complex="12pt"/>
    </style:style>
    <style:style style:name="P31" style:family="paragraph" style:parent-style-name="Standard" style:list-style-name="LS5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style:font-name="Arial" fo:font-size="12pt" style:font-size-asian="12pt" style:font-size-complex="12pt"/>
    </style:style>
    <style:style style:name="T1" style:family="text">
      <style:text-properties style:font-name="Arial" fo:font-size="22pt" fo:font-weight="bold" style:font-name-asian="Arial" style:font-size-asian="22pt" style:font-weight-asian="bold" style:font-name-complex="Arial" style:font-size-complex="22pt" style:font-weight-complex="bold"/>
    </style:style>
    <style:style style:name="T2" style:family="text">
      <style:text-properties fo:color="#000000" style:text-line-through-style="none" style:font-name="Arial" fo:font-size="22pt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3" style:family="text">
      <style:text-properties fo:color="#000000" style:text-line-through-style="none" style:font-name="Arial" fo:font-size="16pt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6" style:family="text"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7" style:family="text">
      <style:text-properties fo:color="#000000" style:text-line-through-style="none" style:font-name="Cambria" fo:font-size="12pt" fo:font-style="normal" style:text-underline-style="none" fo:font-weight="normal" style:font-name-asian="Cambria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T8" style:family="text">
      <style:text-properties fo:color="#000000" style:text-line-through-styl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9" style:family="text">
      <style:text-properties fo:color="#000000" style:text-line-through-style="none" fo:font-style="normal" style:text-underline-style="none" fo:font-weight="normal" style:font-name-asian="Cambria" style:font-style-asian="normal" style:font-weight-asian="normal" style:font-name-complex="Cambria" style:font-style-complex="normal" style:font-weight-complex="normal"/>
    </style:style>
    <style:style style:name="T10" style:family="text">
      <style:text-properties fo:color="#0000ff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1" style:family="text">
      <style:text-properties fo:color="#0000ff" style:text-line-through-style="none" style:font-name="Arial" fo:font-size="12pt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2" style:family="text">
      <style:text-properties fo:color="#0000ff" style:text-line-through-style="none" style:font-name="Arial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" style:family="text">
      <style:text-properties style:text-line-through-style="none" style:font-name="Arial" fo:font-size="12pt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4" style:family="text">
      <style:text-properties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G</text:span><text:span text:style-name="T2">arantia</text:span><text:span text:style-name="T2"> </text:span><text:span text:style-name="T2">de</text:span><text:span text:style-name="T2"> </text:span><text:span text:style-name="T2">Qualidade</text:span><text:span text:style-name="T2"> (</text:span><text:span text:style-name="T2">GQA</text:span><text:span text:style-name="T2">)</text:span></text:p>
      <text:p text:style-name="P3"/>
      <text:list xml:id="list466204493399533633" text:style-name="LS1">
        <text:list-item>
          <text:p text:style-name="P24">Propósito</text:p>
        </text:list-item>
      </text:list>
      <text:p text:style-name="P13"><text:span text:style-name="T4">O</text:span><text:span text:style-name="T4"> </text:span><text:span text:style-name="T4">propósito</text:span><text:span text:style-name="T4"> </text:span><text:span text:style-name="T4">do</text:span><text:span text:style-name="T4"> </text:span><text:span text:style-name="T4">processo</text:span><text:span text:style-name="T4"> </text:span><text:span text:style-name="T4">de</text:span><text:span text:style-name="T4"> </text:span><text:span text:style-name="T4">Garantia</text:span><text:span text:style-name="T4"> </text:span><text:span text:style-name="T4">da</text:span><text:span text:style-name="T4"> </text:span><text:span text:style-name="T4">Qualidade</text:span><text:span text:style-name="T4"> </text:span><text:span text:style-name="T4">é</text:span><text:span text:style-name="T4"> </text:span><text:span text:style-name="T4">assegurar</text:span><text:span text:style-name="T4"> </text:span><text:span text:style-name="T4">que</text:span><text:span text:style-name="T4"> </text:span><text:span text:style-name="T4">a</text:span><text:span text:style-name="T4"> </text:span><text:span text:style-name="T4">execução</text:span><text:span text:style-name="T4"> </text:span><text:span text:style-name="T4">dos</text:span><text:span text:style-name="T4"> </text:span><text:span text:style-name="T4">processos</text:span><text:span text:style-name="T4"> </text:span><text:span text:style-name="T4">estão</text:span><text:span text:style-name="T4"> </text:span><text:span text:style-name="T4">em</text:span><text:span text:style-name="T4"> </text:span><text:span text:style-name="T4">conformidade</text:span><text:span text:style-name="T4"> </text:span><text:span text:style-name="T4">com</text:span><text:span text:style-name="T4"> </text:span><text:span text:style-name="T4">os</text:span><text:span text:style-name="T4"> </text:span><text:span text:style-name="T4">planos</text:span><text:span text:style-name="T4"> </text:span><text:span text:style-name="T4">predefinidos</text:span><text:span text:style-name="T4">, </text:span><text:span text:style-name="T4">e</text:span><text:span text:style-name="T4"> </text:span><text:span text:style-name="T4">assim</text:span><text:span text:style-name="T4"> </text:span><text:span text:style-name="T4">fornecer</text:span><text:span text:style-name="T4"> </text:span><text:span text:style-name="T4">visibilidade</text:span><text:span text:style-name="T4"> </text:span><text:span text:style-name="T4">do</text:span><text:span text:style-name="T4"> </text:span><text:span text:style-name="T4">projeto</text:span><text:span text:style-name="T4"> </text:span><text:span text:style-name="T4">para</text:span><text:span text:style-name="T4"> </text:span><text:span text:style-name="T4">todos</text:span><text:span text:style-name="T4"> </text:span><text:span text:style-name="T4">da</text:span><text:span text:style-name="T4"> </text:span><text:span text:style-name="T4">organização</text:span><text:span text:style-name="T4"> </text:span><text:span text:style-name="T4">por</text:span><text:span text:style-name="T4"> </text:span><text:span text:style-name="T4">meio</text:span><text:span text:style-name="T4"> </text:span><text:span text:style-name="T4">de</text:span><text:span text:style-name="T4"> </text:span><text:span text:style-name="T4">uma</text:span><text:span text:style-name="T4"> </text:span><text:span text:style-name="T4">forma</text:span><text:span text:style-name="T4"> </text:span><text:span text:style-name="T4">independente</text:span><text:span text:style-name="T4"> </text:span><text:span text:style-name="T4">em</text:span><text:span text:style-name="T4"> </text:span><text:span text:style-name="T4">relação</text:span><text:span text:style-name="T4"> </text:span><text:span text:style-name="T4">ao</text:span><text:span text:style-name="T4"> </text:span><text:span text:style-name="T4">processo</text:span><text:span text:style-name="T4"> </text:span><text:span text:style-name="T4">e</text:span><text:span text:style-name="T4"> </text:span><text:span text:style-name="T4">ao</text:span><text:span text:style-name="T4"> </text:span><text:span text:style-name="T4">produto</text:span><text:span text:style-name="T4">. </text:span><text:span text:style-name="T4">A</text:span><text:span text:style-name="T4"> </text:span><text:span text:style-name="T4">Garantia</text:span><text:span text:style-name="T4"> </text:span><text:span text:style-name="T4">da</text:span><text:span text:style-name="T4"> </text:span><text:span text:style-name="T4">Qualidade</text:span><text:span text:style-name="T4"> </text:span><text:span text:style-name="T4">deve</text:span><text:span text:style-name="T4"> </text:span><text:span text:style-name="T4">contemplar</text:span><text:span text:style-name="T4"> </text:span><text:span text:style-name="T4">tanto</text:span><text:span text:style-name="T4"> </text:span><text:span text:style-name="T4">a</text:span><text:span text:style-name="T4"> </text:span><text:span text:style-name="T4">gerência</text:span><text:span text:style-name="T4"> </text:span><text:span text:style-name="T4">quanto</text:span><text:span text:style-name="T4"> </text:span><text:span text:style-name="T4">a</text:span><text:span text:style-name="T4"> </text:span><text:span text:style-name="T4">construção</text:span><text:span text:style-name="T4"> </text:span><text:span text:style-name="T4">dos</text:span><text:span text:style-name="T4"> </text:span><text:span text:style-name="T4">produtos</text:span><text:span text:style-name="T4"> </text:span><text:span text:style-name="T4">de</text:span><text:span text:style-name="T4"> </text:span><text:span text:style-name="T4">trabalho</text:span><text:span text:style-name="T4">, </text:span><text:span text:style-name="T4">falhas</text:span><text:span text:style-name="T4"> </text:span><text:span text:style-name="T4">podem</text:span><text:span text:style-name="T4"> </text:span><text:span text:style-name="T4">trazer</text:span><text:span text:style-name="T4"> </text:span><text:span text:style-name="T4">consequências</text:span><text:span text:style-name="T4"> </text:span><text:span text:style-name="T4">negativas</text:span><text:span text:style-name="T4">, </text:span><text:span text:style-name="T4">por</text:span><text:span text:style-name="T4"> </text:span><text:span text:style-name="T4">isso</text:span><text:span text:style-name="T4"> </text:span><text:span text:style-name="T4">a</text:span><text:span text:style-name="T4"> </text:span><text:span text:style-name="T4">Garantia</text:span><text:span text:style-name="T4"> </text:span><text:span text:style-name="T4">de</text:span><text:span text:style-name="T4"> </text:span><text:span text:style-name="T4">Qualidade</text:span><text:span text:style-name="T4"> </text:span><text:span text:style-name="T4">tem</text:span><text:span text:style-name="T4"> </text:span><text:span text:style-name="T4">um</text:span><text:span text:style-name="T4"> </text:span><text:span text:style-name="T4">papel</text:span><text:span text:style-name="T4"> </text:span><text:span text:style-name="T4">tão</text:span><text:span text:style-name="T4"> </text:span><text:span text:style-name="T4">importante</text:span><text:span text:style-name="T4"> </text:span><text:span text:style-name="T4">no</text:span><text:span text:style-name="T4"> </text:span><text:span text:style-name="T4">processo</text:span><text:span text:style-name="T4"> </text:span><text:span text:style-name="T4">geral</text:span><text:span text:style-name="T4"> </text:span><text:span text:style-name="T4">do</text:span><text:span text:style-name="T4"> </text:span><text:span text:style-name="T4">produto</text:span><text:span text:style-name="T4">, </text:span><text:span text:style-name="T4">pois</text:span><text:span text:style-name="T4"> </text:span><text:span text:style-name="T4">fiscaliza</text:span><text:span text:style-name="T4"> </text:span><text:span text:style-name="T4">se</text:span><text:span text:style-name="T4"> </text:span><text:span text:style-name="T4">todos</text:span><text:span text:style-name="T4"> </text:span><text:span text:style-name="T4">da</text:span><text:span text:style-name="T4"> </text:span><text:span text:style-name="T4">organização</text:span><text:span text:style-name="T4"> </text:span><text:span text:style-name="T4">estão</text:span><text:span text:style-name="T4"> </text:span><text:span text:style-name="T4">desempenhando</text:span><text:span text:style-name="T4"> </text:span><text:span text:style-name="T4">adequadamente</text:span><text:span text:style-name="T4"> </text:span><text:span text:style-name="T4">as</text:span><text:span text:style-name="T4"> </text:span><text:span text:style-name="T4">suas</text:span><text:span text:style-name="T4"> </text:span><text:span text:style-name="T4">tarefas</text:span><text:span text:style-name="T4"> </text:span><text:span text:style-name="T4">e</text:span><text:span text:style-name="T4"> </text:span><text:span text:style-name="T4">seguindo</text:span><text:span text:style-name="T4"> </text:span><text:span text:style-name="T4">os</text:span><text:span text:style-name="T4"> </text:span><text:span text:style-name="T4">procedimentos</text:span><text:span text:style-name="T4"> </text:span><text:span text:style-name="T4">previamente</text:span><text:span text:style-name="T4"> </text:span><text:span text:style-name="T4">estabelecidos</text:span><text:span text:style-name="T4">.</text:span></text:p>
      <text:p text:style-name="P15"/>
      <text:list xml:id="list29627143" text:continue-numbering="true" text:style-name="LS1">
        <text:list-item>
          <text:p text:style-name="P24">Definições</text:p>
        </text:list-item>
      </text:list>
      <text:p text:style-name="P13"><text:span text:style-name="T4">2.1) </text:span><text:span text:style-name="T4">Check</text:span><text:span text:style-name="T4"> </text:span><text:span text:style-name="T4">list</text:span><text:span text:style-name="T4">: </text:span><text:span text:style-name="T4">lista</text:span><text:span text:style-name="T4"> </text:span><text:span text:style-name="T4">de</text:span><text:span text:style-name="T4"> </text:span><text:span text:style-name="T4">verificação</text:span><text:span text:style-name="T4"> </text:span><text:span text:style-name="T4">onde</text:span><text:span text:style-name="T4"> </text:span><text:span text:style-name="T4">se</text:span><text:span text:style-name="T4"> </text:span><text:span text:style-name="T4">encontram</text:span><text:span text:style-name="T4"> </text:span><text:span text:style-name="T4">itens</text:span><text:span text:style-name="T4"> </text:span><text:span text:style-name="T4">específicos</text:span><text:span text:style-name="T4"> </text:span><text:span text:style-name="T4">para</text:span><text:span text:style-name="T4"> </text:span><text:span text:style-name="T4">se</text:span><text:span text:style-name="T4"> </text:span><text:span text:style-name="T4">realizar</text:span><text:span text:style-name="T4"> </text:span><text:span text:style-name="T4">análise</text:span><text:span text:style-name="T4">.</text:span></text:p>
      <text:p text:style-name="P15"/>
      <text:list xml:id="list29616845" text:continue-numbering="true" text:style-name="LS1">
        <text:list-item>
          <text:p text:style-name="P24">Políticas</text:p>
        </text:list-item>
      </text:list>
      <text:list xml:id="list3690558274905966289" text:style-name="LS2">
        <text:list-item>
          <text:p text:style-name="P28"><text:span text:style-name="T4">Conformidade</text:span><text:span text:style-name="T4"> </text:span><text:span text:style-name="T4">com</text:span><text:span text:style-name="T4"> </text:span><text:span text:style-name="T4">processo</text:span><text:span text:style-name="T4">. </text:span><text:span text:style-name="T4">Durante</text:span><text:span text:style-name="T4"> </text:span><text:span text:style-name="T4">toda</text:span><text:span text:style-name="T4"> </text:span><text:span text:style-name="T4">a</text:span><text:span text:style-name="T4"> </text:span><text:span text:style-name="T4">etapa</text:span><text:span text:style-name="T4"> </text:span><text:span text:style-name="T4">de</text:span><text:span text:style-name="T4"> </text:span><text:span text:style-name="T4">desenvolvimento</text:span><text:span text:style-name="T4"> </text:span><text:span text:style-name="T4">a</text:span><text:span text:style-name="T4"> </text:span><text:span text:style-name="T4">equipe</text:span><text:span text:style-name="T4"> </text:span><text:span text:style-name="T4">deve</text:span><text:span text:style-name="T4"> </text:span><text:span text:style-name="T4">seguir</text:span><text:span text:style-name="T4"> </text:span><text:span text:style-name="T4">o</text:span><text:span text:style-name="T4"> </text:span><text:span text:style-name="T4">que</text:span><text:span text:style-name="T4"> </text:span><text:span text:style-name="T4">foi</text:span><text:span text:style-name="T4"> </text:span><text:span text:style-name="T4">estipulado</text:span><text:span text:style-name="T4"> </text:span><text:span text:style-name="T4">e</text:span><text:span text:style-name="T4"> </text:span><text:span text:style-name="T4">definido</text:span><text:span text:style-name="T4"> </text:span><text:span text:style-name="T4">no</text:span><text:span text:style-name="T4"> </text:span><text:span text:style-name="T4">processo</text:span><text:span text:style-name="T4">, </text:span><text:span text:style-name="T4">independente</text:span><text:span text:style-name="T4"> </text:span><text:span text:style-name="T4">da</text:span><text:span text:style-name="T4"> </text:span><text:span text:style-name="T4">área</text:span><text:span text:style-name="T4"> </text:span><text:span text:style-name="T4">em</text:span><text:span text:style-name="T4"> </text:span><text:span text:style-name="T4">que</text:span><text:span text:style-name="T4"> </text:span><text:span text:style-name="T4">se</text:span><text:span text:style-name="T4"> </text:span><text:span text:style-name="T4">aplica</text:span><text:span text:style-name="T4">.</text:span></text:p>
        </text:list-item>
      </text:list>
      <text:p text:style-name="P21"/>
      <text:list xml:id="list29617270" text:continue-numbering="true" text:style-name="LS2">
        <text:list-item>
          <text:p text:style-name="P28"><text:span text:style-name="T4">Documentar</text:span><text:span text:style-name="T4"> </text:span><text:span text:style-name="T4">e</text:span><text:span text:style-name="T4"> </text:span><text:span text:style-name="T4">comunicar</text:span><text:span text:style-name="T4"> </text:span><text:span text:style-name="T4">não</text:span><text:span text:style-name="T4"> </text:span><text:span text:style-name="T4">conformidades</text:span><text:span text:style-name="T4">. </text:span><text:span text:style-name="T4">Durante</text:span><text:span text:style-name="T4"> </text:span><text:span text:style-name="T4">a</text:span><text:span text:style-name="T4"> </text:span><text:span text:style-name="T4">verificação</text:span><text:span text:style-name="T4"> </text:span><text:span text:style-name="T4">e</text:span><text:span text:style-name="T4"> </text:span><text:span text:style-name="T4">monitoração</text:span><text:span text:style-name="T4"> </text:span><text:span text:style-name="T4">do</text:span><text:span text:style-name="T4"> </text:span><text:span text:style-name="T4">processo</text:span><text:span text:style-name="T4"> </text:span><text:span text:style-name="T4">todas</text:span><text:span text:style-name="T4"> </text:span><text:span text:style-name="T4">as</text:span><text:span text:style-name="T4"> </text:span><text:span text:style-name="T4">não</text:span><text:span text:style-name="T4"> </text:span><text:span text:style-name="T4">conformidades</text:span><text:span text:style-name="T4"> </text:span><text:span text:style-name="T4">encontradas</text:span><text:span text:style-name="T4"> </text:span><text:span text:style-name="T4">pelos</text:span><text:span text:style-name="T4"> </text:span><text:span text:style-name="T4">responsáveis</text:span><text:span text:style-name="T4"> </text:span><text:span text:style-name="T4">pela</text:span><text:span text:style-name="T4"> </text:span><text:span text:style-name="T4">garantia</text:span><text:span text:style-name="T4"> </text:span><text:span text:style-name="T4">de</text:span><text:span text:style-name="T4"> </text:span><text:span text:style-name="T4">qualidade</text:span><text:span text:style-name="T4"> </text:span><text:span text:style-name="T4">devem</text:span><text:span text:style-name="T4"> </text:span><text:span text:style-name="T4">ser</text:span><text:span text:style-name="T4"> </text:span><text:span text:style-name="T4">comunicadas</text:span><text:span text:style-name="T4"> </text:span><text:span text:style-name="T4">ao</text:span><text:span text:style-name="T4"> </text:span><text:span text:style-name="T4">setor</text:span><text:span text:style-name="T4"> </text:span><text:span text:style-name="T4">responsável</text:span><text:span text:style-name="T4"> </text:span><text:span text:style-name="T4">e</text:span><text:span text:style-name="T4"> </text:span><text:span text:style-name="T4">documentada</text:span><text:span text:style-name="T4">.</text:span></text:p>
        </text:list-item>
      </text:list>
      <text:p text:style-name="P21"/>
      <text:list xml:id="list29630345" text:continue-numbering="true" text:style-name="LS2">
        <text:list-item>
          <text:p text:style-name="P28"><text:span text:style-name="T4">Acompanhar</text:span><text:span text:style-name="T4"> </text:span><text:span text:style-name="T4">solução</text:span><text:span text:style-name="T4"> </text:span><text:span text:style-name="T4">de</text:span><text:span text:style-name="T4"> </text:span><text:span text:style-name="T4">não</text:span><text:span text:style-name="T4"> </text:span><text:span text:style-name="T4">conformidades</text:span><text:span text:style-name="T4">. </text:span><text:span text:style-name="T4">Em</text:span><text:span text:style-name="T4"> </text:span><text:span text:style-name="T4">todos</text:span><text:span text:style-name="T4"> </text:span><text:span text:style-name="T4">os</text:span><text:span text:style-name="T4"> </text:span><text:span text:style-name="T4">casos</text:span><text:span text:style-name="T4"> </text:span><text:span text:style-name="T4">onde</text:span><text:span text:style-name="T4"> </text:span><text:span text:style-name="T4">não</text:span><text:span text:style-name="T4"> </text:span><text:span text:style-name="T4">conformidade</text:span><text:span text:style-name="T4"> </text:span><text:span text:style-name="T4">são</text:span><text:span text:style-name="T4"> </text:span><text:span text:style-name="T4">encontradas</text:span><text:span text:style-name="T4"> </text:span><text:span text:style-name="T4">e</text:span><text:span text:style-name="T4"> </text:span><text:span text:style-name="T4">comunicadas</text:span><text:span text:style-name="T4"> </text:span><text:span text:style-name="T4">ao</text:span><text:span text:style-name="T4"> </text:span><text:span text:style-name="T4">responsável</text:span><text:span text:style-name="T4">, </text:span><text:span text:style-name="T4">o</text:span><text:span text:style-name="T4"> </text:span><text:span text:style-name="T4">caso</text:span><text:span text:style-name="T4"> </text:span><text:span text:style-name="T4">deve</text:span><text:span text:style-name="T4"> </text:span><text:span text:style-name="T4">ser</text:span><text:span text:style-name="T4"> </text:span><text:span text:style-name="T4">acompanhado</text:span><text:span text:style-name="T4"> </text:span><text:span text:style-name="T4">até</text:span><text:span text:style-name="T4"> </text:span><text:span text:style-name="T4">a</text:span><text:span text:style-name="T4"> </text:span><text:span text:style-name="T4">sua</text:span><text:span text:style-name="T4"> </text:span><text:span text:style-name="T4">completa</text:span><text:span text:style-name="T4"> </text:span><text:span text:style-name="T4">solução</text:span><text:span text:style-name="T4">, </text:span><text:span text:style-name="T4">escalando</text:span><text:span text:style-name="T4"> </text:span><text:span text:style-name="T4">o</text:span><text:span text:style-name="T4"> </text:span><text:span text:style-name="T4">problema</text:span><text:span text:style-name="T4"> </text:span><text:span text:style-name="T4">a</text:span><text:span text:style-name="T4"> </text:span><text:span text:style-name="T4">níveis</text:span><text:span text:style-name="T4"> </text:span><text:span text:style-name="T4">superiores</text:span><text:span text:style-name="T4"> </text:span><text:span text:style-name="T4">caso</text:span><text:span text:style-name="T4"> </text:span><text:span text:style-name="T4">a</text:span><text:span text:style-name="T4"> </text:span><text:span text:style-name="T4">correção</text:span><text:span text:style-name="T4"> </text:span><text:span text:style-name="T4">não</text:span><text:span text:style-name="T4"> </text:span><text:span text:style-name="T4">seja</text:span><text:span text:style-name="T4"> </text:span><text:span text:style-name="T4">realizada</text:span><text:span text:style-name="T4"> </text:span><text:span text:style-name="T4">ou</text:span><text:span text:style-name="T4"> </text:span><text:span text:style-name="T4">realizada</text:span><text:span text:style-name="T4"> </text:span><text:span text:style-name="T4">fora</text:span><text:span text:style-name="T4"> </text:span><text:span text:style-name="T4">da</text:span><text:span text:style-name="T4"> </text:span><text:span text:style-name="T4">prazo</text:span></text:p>
        </text:list-item>
      </text:list>
      <text:p text:style-name="P4"/>
      <text:list xml:id="list1290028564197922186" text:style-name="LS3">
        <text:list-item>
          <text:p text:style-name="P26">Papéis</text:p>
        </text:list-item>
      </text:list>
      <text:p text:style-name="P17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Papel</text:p>
          </table:table-cell>
          <table:table-cell table:style-name="Tabela1.A1" office:value-type="string">
            <text:p text:style-name="P11"><text:span text:style-name="T8">Equipe</text:span><text:span text:style-name="T8"> </text:span><text:span text:style-name="T8">de</text:span><text:span text:style-name="T8"> </text:span><text:span text:style-name="T8">Qualidade</text:span></text:p>
          </table:table-cell>
        </table:table-row>
        <table:table-row>
          <table:table-cell table:style-name="Tabela1.A1" office:value-type="string">
            <text:p text:style-name="P5">Formação</text:p>
          </table:table-cell>
          <table:table-cell table:style-name="Tabela1.A1" office:value-type="string">
            <text:p text:style-name="P11"><text:span text:style-name="T8">Essas</text:span><text:span text:style-name="T8"> </text:span><text:span text:style-name="T8">ocupações</text:span><text:span text:style-name="T8"> </text:span><text:span text:style-name="T8">são</text:span><text:span text:style-name="T8"> </text:span><text:span text:style-name="T8">exercidas</text:span><text:span text:style-name="T8"> </text:span><text:span text:style-name="T8">por</text:span><text:span text:style-name="T8"> </text:span><text:span text:style-name="T8">pessoas</text:span><text:span text:style-name="T8"> </text:span><text:span text:style-name="T8">com</text:span><text:span text:style-name="T8"> </text:span><text:span text:style-name="T8">escolaridade</text:span><text:span text:style-name="T8"> </text:span><text:span text:style-name="T8">de</text:span><text:span text:style-name="T8"> </text:span><text:span text:style-name="T8">ensino</text:span><text:span text:style-name="T8"> </text:span><text:span text:style-name="T8">superior</text:span><text:span text:style-name="T8"> </text:span><text:span text:style-name="T8">na</text:span><text:span text:style-name="T8"> </text:span><text:span text:style-name="T8">área</text:span><text:span text:style-name="T8"> </text:span><text:span text:style-name="T8">de</text:span><text:span text:style-name="T8"> </text:span><text:span text:style-name="T8">tecnologia</text:span><text:span text:style-name="T8"> </text:span><text:span text:style-name="T8">da</text:span><text:span text:style-name="T8"> </text:span><text:span text:style-name="T8">informação</text:span><text:span text:style-name="T8"> </text:span><text:span text:style-name="T8">ou</text:span><text:span text:style-name="T8"> </text:span><text:span text:style-name="T8">similares</text:span></text:p>
          </table:table-cell>
        </table:table-row>
        <table:table-row>
          <table:table-cell table:style-name="Tabela1.A1" office:value-type="string">
            <text:p text:style-name="P5">Conhecimentos</text:p>
          </table:table-cell>
          <table:table-cell table:style-name="Tabela1.A1" office:value-type="string">
            <text:list xml:id="list2319639786305089520" text:style-name="LS4">
              <text:list-item>
                <text:p text:style-name="P30"><text:span text:style-name="T8">Técnicas</text:span><text:span text:style-name="T8">, </text:span><text:span text:style-name="T8">metodologias</text:span><text:span text:style-name="T8"> </text:span><text:span text:style-name="T8">e</text:span><text:span text:style-name="T8"> </text:span><text:span text:style-name="T8">ferramentas</text:span><text:span text:style-name="T8"> </text:span><text:span text:style-name="T8">de</text:span><text:span text:style-name="T8"> </text:span><text:span text:style-name="T8">análise</text:span><text:span text:style-name="T8"> </text:span><text:span text:style-name="T8">de</text:span><text:span text:style-name="T8"> </text:span><text:span text:style-name="T8">qualidade</text:span><text:span text:style-name="T8"> </text:span><text:span text:style-name="T8">de</text:span><text:span text:style-name="T8"> </text:span><text:span text:style-name="T8">software</text:span><text:span text:style-name="T8">.</text:span></text:p>
              </text:list-item>
              <text:list-item>
                <text:p text:style-name="P30"><text:span text:style-name="T8">Conceitos</text:span><text:span text:style-name="T8"> </text:span><text:span text:style-name="T8">sobre</text:span><text:span text:style-name="T8"> </text:span><text:span text:style-name="T8">garantia</text:span><text:span text:style-name="T8"> </text:span><text:span text:style-name="T8">de</text:span><text:span text:style-name="T8"> </text:span><text:span text:style-name="T8">qualidade</text:span><text:span text:style-name="T8"> </text:span><text:span text:style-name="T8">e</text:span><text:span text:style-name="T8"> </text:span><text:span text:style-name="T8">conhecimento</text:span><text:span text:style-name="T8"> </text:span><text:span text:style-name="T8">sobre</text:span><text:span text:style-name="T8"> </text:span><text:span text:style-name="T8">processos</text:span><text:span text:style-name="T8"> </text:span><text:span text:style-name="T8">de</text:span><text:span text:style-name="T8"> </text:span><text:span text:style-name="T8">desenvolvimento</text:span><text:span text:style-name="T8"> </text:span><text:span text:style-name="T8">de</text:span><text:span text:style-name="T8"> </text:span><text:span text:style-name="T8">software</text:span><text:span text:style-name="T8">.</text:span></text:p>
              </text:list-item>
              <text:list-item>
                <text:p text:style-name="P30"><text:span text:style-name="T9">Processo</text:span><text:span text:style-name="T9"> </text:span><text:span text:style-name="T9">de</text:span><text:span text:style-name="T9"> </text:span><text:span text:style-name="T9">garantia</text:span><text:span text:style-name="T9"> </text:span><text:span text:style-name="T9">da</text:span><text:span text:style-name="T9"> </text:span><text:span text:style-name="T9">qualidade</text:span><text:span text:style-name="T9"> </text:span><text:span text:style-name="T9">do</text:span><text:span text:style-name="T9"> </text:span><text:span text:style-name="T9">MPS</text:span><text:span text:style-name="T9">.</text:span><text:span text:style-name="T9">BR</text:span><text:span text:style-name="T9">;</text:span></text:p>
              </text:list-item>
            </text:list>
          </table:table-cell>
        </table:table-row>
        <table:table-row>
          <table:table-cell table:style-name="Tabela1.A1" office:value-type="string">
            <text:p text:style-name="P5">Responsabilidades</text:p>
          </table:table-cell>
          <table:table-cell table:style-name="Tabela1.A1" office:value-type="string">
            <text:list xml:id="list554119294976095447" text:style-name="LS5">
              <text:list-item>
                <text:p text:style-name="P31"><text:span text:style-name="T8">Definir</text:span><text:span text:style-name="T8"> </text:span><text:span text:style-name="T8">o</text:span><text:span text:style-name="T8"> </text:span><text:span text:style-name="T8">plano</text:span><text:span text:style-name="T8"> </text:span><text:span text:style-name="T8">de</text:span><text:span text:style-name="T8"> </text:span><text:span text:style-name="T8">gerência</text:span><text:span text:style-name="T8"> </text:span><text:span text:style-name="T8">de</text:span><text:span text:style-name="T8"> </text:span><text:span text:style-name="T8">qualidade</text:span></text:p>
              </text:list-item>
              <text:list-item>
                <text:p text:style-name="P31"><text:span text:style-name="T8">Monitor</text:span><text:span text:style-name="T8"> </text:span><text:span text:style-name="T8">a</text:span><text:span text:style-name="T8"> </text:span><text:span text:style-name="T8">adequação</text:span><text:span text:style-name="T8"> </text:span><text:span text:style-name="T8">ao</text:span><text:span text:style-name="T8"> </text:span><text:span text:style-name="T8">processo</text:span></text:p>
              </text:list-item>
              <text:list-item>
                <text:p text:style-name="P31"><text:span text:style-name="T8">Realizar</text:span><text:span text:style-name="T8"> </text:span><text:span text:style-name="T8">Auditorias</text:span><text:span text:style-name="T8"> </text:span><text:span text:style-name="T8">em</text:span><text:span text:style-name="T8"> </text:span><text:span text:style-name="T8">fases</text:span><text:span text:style-name="T8"> </text:span><text:span text:style-name="T8">pré</text:span><text:span text:style-name="T8">-</text:span><text:span text:style-name="T8">determinadas</text:span><text:span text:style-name="T8"> </text:span><text:span text:style-name="T8">do</text:span><text:span text:style-name="T8"> </text:span><text:span text:style-name="T8">projeto</text:span><text:span text:style-name="T8"> </text:span><text:span text:style-name="T8">definidas</text:span><text:span text:style-name="T8"> </text:span><text:span text:style-name="T8">no</text:span><text:span text:style-name="T8"> </text:span><text:span text:style-name="T8">plano</text:span><text:span text:style-name="T8"> </text:span><text:span text:style-name="T8">de</text:span><text:span text:style-name="T8"> </text:span><text:span text:style-name="T8">qualidade</text:span></text:p>
              </text:list-item>
              <text:list-item>
                <text:p text:style-name="P31"><text:span text:style-name="T8">Comunicar</text:span><text:span text:style-name="T8"> </text:span><text:span text:style-name="T8">não</text:span><text:span text:style-name="T8"> </text:span><text:span text:style-name="T8">conformidades</text:span><text:span text:style-name="T8"> </text:span><text:span text:style-name="T8">aos</text:span><text:span text:style-name="T8"> </text:span><text:span text:style-name="T8">responsáveis</text:span><text:span text:style-name="T8"> </text:span><text:span text:style-name="T8">pelo</text:span><text:span text:style-name="T8"> </text:span><text:span text:style-name="T8">setor</text:span><text:span text:style-name="T8"> </text:span><text:span text:style-name="T8">onde</text:span><text:span text:style-name="T8"> </text:span><text:span text:style-name="T8">a</text:span><text:span text:style-name="T8"> </text:span><text:span text:style-name="T8">mesma</text:span><text:span text:style-name="T8"> </text:span><text:span text:style-name="T8">foi</text:span><text:span text:style-name="T8"> </text:span><text:span text:style-name="T8">encontrada</text:span></text:p>
              </text:list-item>
              <text:list-item>
                <text:p text:style-name="P31"><text:soft-page-break/><text:span text:style-name="T8">Documentar</text:span><text:span text:style-name="T8"> </text:span><text:span text:style-name="T8">não</text:span><text:span text:style-name="T8"> </text:span><text:span text:style-name="T8">conformidade</text:span><text:span text:style-name="T8"> </text:span><text:span text:style-name="T8">encontrada</text:span><text:span text:style-name="T8">.</text:span></text:p>
              </text:list-item>
              <text:list-item>
                <text:p text:style-name="P31"><text:span text:style-name="T8">Acompanhar</text:span><text:span text:style-name="T8"> </text:span><text:span text:style-name="T8">resolução</text:span><text:span text:style-name="T8"> </text:span><text:span text:style-name="T8">de</text:span><text:span text:style-name="T8"> </text:span><text:span text:style-name="T8">não</text:span><text:span text:style-name="T8"> </text:span><text:span text:style-name="T8">conformidade</text:span><text:span text:style-name="T8"> </text:span><text:span text:style-name="T8">encontrada</text:span><text:span text:style-name="T8"> </text:span><text:span text:style-name="T8">em</text:span><text:span text:style-name="T8"> </text:span><text:span text:style-name="T8">auditorias</text:span></text:p>
              </text:list-item>
            </text:list>
          </table:table-cell>
        </table:table-row>
      </table:table>
      <text:p text:style-name="P14"/>
      <text:p text:style-name="P19"/>
      <text:p text:style-name="P19"/>
      <text:list xml:id="list8622039135072095861" text:style-name="LS6">
        <text:list-item>
          <text:p text:style-name="P25">Métricas</text:p>
        </text:list-item>
      </text:list>
      <text:p text:style-name="P18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">Indicador</text:p>
          </table:table-cell>
          <table:table-cell table:style-name="Tabela2.A1" office:value-type="string">
            <text:p text:style-name="P10"><text:span text:style-name="T6">Número</text:span><text:span text:style-name="T6"> </text:span><text:span text:style-name="T6">de</text:span><text:span text:style-name="T6"> </text:span><text:span text:style-name="T6">não</text:span><text:span text:style-name="T6"> </text:span><text:span text:style-name="T6">Conformidades</text:span></text:p>
          </table:table-cell>
        </table:table-row>
        <table:table-row>
          <table:table-cell table:style-name="Tabela2.A1" office:value-type="string">
            <text:p text:style-name="P5">Objetivo</text:p>
          </table:table-cell>
          <table:table-cell table:style-name="Tabela2.A1" office:value-type="string">
            <text:p text:style-name="P10"><text:span text:style-name="T6">Verificar</text:span><text:span text:style-name="T6"> </text:span><text:span text:style-name="T6">a</text:span><text:span text:style-name="T6"> </text:span><text:span text:style-name="T6">adequação</text:span><text:span text:style-name="T6"> </text:span><text:span text:style-name="T6">da</text:span><text:span text:style-name="T6"> </text:span><text:span text:style-name="T6">equipe</text:span><text:span text:style-name="T6"> </text:span><text:span text:style-name="T6">aos</text:span><text:span text:style-name="T6"> </text:span><text:span text:style-name="T6">processos</text:span><text:span text:style-name="T6"> </text:span><text:span text:style-name="T6">e</text:span><text:span text:style-name="T6"> </text:span><text:span text:style-name="T6">padrões</text:span><text:span text:style-name="T6"> </text:span><text:span text:style-name="T6">pré</text:span><text:span text:style-name="T6">-</text:span><text:span text:style-name="T6">definidos</text:span><text:span text:style-name="T6"> </text:span><text:span text:style-name="T6">anteriormente</text:span><text:span text:style-name="T6">.</text:span></text:p>
          </table:table-cell>
        </table:table-row>
        <table:table-row>
          <table:table-cell table:style-name="Tabela2.A1" office:value-type="string">
            <text:p text:style-name="P5">Coleta</text:p>
          </table:table-cell>
          <table:table-cell table:style-name="Tabela2.A1" office:value-type="string">
            <text:p text:style-name="P10"><text:span text:style-name="T6">A</text:span><text:span text:style-name="T6"> </text:span><text:span text:style-name="T6">coleta</text:span><text:span text:style-name="T6"> </text:span><text:span text:style-name="T6">é</text:span><text:span text:style-name="T6"> </text:span><text:span text:style-name="T6">realizada</text:span><text:span text:style-name="T6"> </text:span><text:span text:style-name="T6">por</text:span><text:span text:style-name="T6"> </text:span><text:span text:style-name="T6">meio</text:span><text:span text:style-name="T6"> </text:span><text:span text:style-name="T6">de</text:span><text:span text:style-name="T6"> </text:span><text:span text:style-name="T6">auditorias</text:span><text:span text:style-name="T6"> </text:span><text:span text:style-name="T6">no</text:span><text:span text:style-name="T6"> </text:span><text:span text:style-name="T6">projeto</text:span><text:span text:style-name="T6">, </text:span><text:span text:style-name="T6">analisando</text:span><text:span text:style-name="T6"> </text:span><text:span text:style-name="T6">os</text:span><text:span text:style-name="T6"> </text:span><text:span text:style-name="T6">artefatos</text:span><text:span text:style-name="T6"> </text:span><text:span text:style-name="T6">produzidos</text:span><text:span text:style-name="T6"> </text:span><text:span text:style-name="T6">em</text:span><text:span text:style-name="T6"> </text:span><text:span text:style-name="T6">fases</text:span><text:span text:style-name="T6"> </text:span><text:span text:style-name="T6">pré</text:span><text:span text:style-name="T6">-</text:span><text:span text:style-name="T6">estabelecidas</text:span><text:span text:style-name="T6"> </text:span><text:span text:style-name="T6">do</text:span><text:span text:style-name="T6"> </text:span><text:span text:style-name="T6">projeto</text:span><text:span text:style-name="T6">, </text:span><text:span text:style-name="T6">o</text:span><text:span text:style-name="T6"> </text:span><text:span text:style-name="T6">cálculo</text:span><text:span text:style-name="T6"> </text:span><text:span text:style-name="T6">será</text:span><text:span text:style-name="T6"> </text:span><text:span text:style-name="T6">realizado</text:span><text:span text:style-name="T6"> </text:span><text:span text:style-name="T6">contabilizando</text:span><text:span text:style-name="T6"> </text:span><text:span text:style-name="T6">o</text:span><text:span text:style-name="T6"> </text:span><text:span text:style-name="T6">número</text:span><text:span text:style-name="T6"> </text:span><text:span text:style-name="T6">de</text:span><text:span text:style-name="T6"> </text:span><text:span text:style-name="T6">não</text:span><text:span text:style-name="T6"> </text:span><text:span text:style-name="T6">conformidades</text:span><text:span text:style-name="T6"> </text:span><text:span text:style-name="T6">encontrados</text:span><text:span text:style-name="T6"> </text:span><text:span text:style-name="T6">durante</text:span><text:span text:style-name="T6"> </text:span><text:span text:style-name="T6">o</text:span><text:span text:style-name="T6"> </text:span><text:span text:style-name="T6">projeto</text:span><text:span text:style-name="T6"> </text:span><text:span text:style-name="T6">de</text:span><text:span text:style-name="T6"> </text:span><text:span text:style-name="T6">desenvolvimento</text:span><text:span text:style-name="T6">.</text:span></text:p>
            <text:p text:style-name="P4"/>
            <text:p text:style-name="P10"><text:span text:style-name="T6">Número</text:span><text:span text:style-name="T6"> </text:span><text:span text:style-name="T6">de</text:span><text:span text:style-name="T6"> </text:span><text:span text:style-name="T6">não</text:span><text:span text:style-name="T6"> </text:span><text:span text:style-name="T6">conformidades</text:span><text:span text:style-name="T6"> = </text:span><text:span text:style-name="T6">número</text:span><text:span text:style-name="T6"> </text:span><text:span text:style-name="T6">de</text:span><text:span text:style-name="T6"> </text:span><text:span text:style-name="T6">desvios</text:span><text:span text:style-name="T6"> </text:span><text:span text:style-name="T6">no</text:span><text:span text:style-name="T6"> </text:span><text:span text:style-name="T6">projeto</text:span><text:span text:style-name="T6"> </text:span><text:span text:style-name="T6">em</text:span><text:span text:style-name="T6"> </text:span><text:span text:style-name="T6">relação</text:span><text:span text:style-name="T6"> </text:span><text:span text:style-name="T6">aos</text:span><text:span text:style-name="T6"> </text:span><text:span text:style-name="T6">processos</text:span><text:span text:style-name="T6"> </text:span><text:span text:style-name="T6">predefinidos</text:span><text:span text:style-name="T6">.</text:span></text:p>
          </table:table-cell>
        </table:table-row>
        <table:table-row>
          <table:table-cell table:style-name="Tabela2.A1" office:value-type="string">
            <text:p text:style-name="P5">Análise</text:p>
          </table:table-cell>
          <table:table-cell table:style-name="Tabela2.A1" office:value-type="string">
            <text:p text:style-name="P10"><text:span text:style-name="T6">Para</text:span><text:span text:style-name="T6"> </text:span><text:span text:style-name="T6">a</text:span><text:span text:style-name="T6"> </text:span><text:span text:style-name="T6">análise</text:span><text:span text:style-name="T6"> </text:span><text:span text:style-name="T6">serão</text:span><text:span text:style-name="T6"> </text:span><text:span text:style-name="T6">considerados</text:span><text:span text:style-name="T6"> </text:span><text:span text:style-name="T6">os</text:span><text:span text:style-name="T6"> </text:span><text:span text:style-name="T6">intervalos</text:span><text:span text:style-name="T6"> (</text:span><text:span text:style-name="T6">Alto</text:span><text:span text:style-name="T6">, </text:span><text:span text:style-name="T6">Médio</text:span><text:span text:style-name="T6"> </text:span><text:span text:style-name="T6">e</text:span><text:span text:style-name="T6"> </text:span><text:span text:style-name="T6">Baixo</text:span><text:span text:style-name="T6">) </text:span><text:span text:style-name="T6">como</text:span><text:span text:style-name="T6"> </text:span><text:span text:style-name="T6">descritos</text:span><text:span text:style-name="T6"> </text:span><text:span text:style-name="T6">abaixo</text:span><text:span text:style-name="T6">.</text:span></text:p>
            <text:p text:style-name="P10"><text:span text:style-name="T6">Caso</text:span><text:span text:style-name="T6"> </text:span><text:span text:style-name="T6">o</text:span><text:span text:style-name="T6"> </text:span><text:span text:style-name="T6">número</text:span><text:span text:style-name="T6"> </text:span><text:span text:style-name="T6">de</text:span><text:span text:style-name="T6"> </text:span><text:span text:style-name="T6">não</text:span><text:span text:style-name="T6"> </text:span><text:span text:style-name="T6">conformidades</text:span><text:span text:style-name="T6"> </text:span><text:span text:style-name="T6">esteja</text:span><text:span text:style-name="T6"> </text:span><text:span text:style-name="T6">Alto</text:span><text:span text:style-name="T6"> </text:span><text:span text:style-name="T6">é</text:span><text:span text:style-name="T6"> </text:span><text:span text:style-name="T6">possível</text:span><text:span text:style-name="T6"> </text:span><text:span text:style-name="T6">verificar</text:span><text:span text:style-name="T6"> </text:span><text:span text:style-name="T6">que</text:span><text:span text:style-name="T6"> </text:span><text:span text:style-name="T6">a</text:span><text:span text:style-name="T6"> </text:span><text:span text:style-name="T6">adequação</text:span><text:span text:style-name="T6"> </text:span><text:span text:style-name="T6">ao</text:span><text:span text:style-name="T6"> </text:span><text:span text:style-name="T6">processo</text:span><text:span text:style-name="T6"> </text:span><text:span text:style-name="T6">não</text:span><text:span text:style-name="T6"> </text:span><text:span text:style-name="T6">está</text:span><text:span text:style-name="T6"> </text:span><text:span text:style-name="T6">de</text:span><text:span text:style-name="T6"> </text:span><text:span text:style-name="T6">acordo</text:span><text:span text:style-name="T6">, </text:span><text:span text:style-name="T6">sendo</text:span><text:span text:style-name="T6"> </text:span><text:span text:style-name="T6">necessário</text:span><text:span text:style-name="T6"> </text:span><text:span text:style-name="T6">um</text:span><text:span text:style-name="T6"> </text:span><text:span text:style-name="T6">posicionamento</text:span><text:span text:style-name="T6"> </text:span><text:span text:style-name="T6">da</text:span><text:span text:style-name="T6"> </text:span><text:span text:style-name="T6">equipe</text:span><text:span text:style-name="T6"> </text:span><text:span text:style-name="T6">as</text:span><text:span text:style-name="T6"> </text:span><text:span text:style-name="T6">dificuldades</text:span><text:span text:style-name="T6"> </text:span><text:span text:style-name="T6">encontradas</text:span><text:span text:style-name="T6">, </text:span><text:span text:style-name="T6">ou</text:span><text:span text:style-name="T6"> </text:span><text:span text:style-name="T6">até</text:span><text:span text:style-name="T6"> </text:span><text:span text:style-name="T6">mesmo</text:span><text:span text:style-name="T6"> </text:span><text:span text:style-name="T6">uma</text:span><text:span text:style-name="T6"> </text:span><text:span text:style-name="T6">reformulação</text:span><text:span text:style-name="T6"> </text:span><text:span text:style-name="T6">do</text:span><text:span text:style-name="T6"> </text:span><text:span text:style-name="T6">processo</text:span><text:span text:style-name="T6">.</text:span></text:p>
            <text:p text:style-name="P5"/>
            <text:p text:style-name="P5"/>
            <text:p text:style-name="P8"><text:span text:style-name="T6">Taxa</text:span><text:span text:style-name="T6"> </text:span><text:span text:style-name="T6">de</text:span><text:span text:style-name="T6"> </text:span><text:span text:style-name="T6">Classificação</text:span><text:span text:style-name="T6"> (</text:span><text:span text:style-name="T6">Número</text:span><text:span text:style-name="T6"> </text:span><text:span text:style-name="T6">de</text:span><text:span text:style-name="T6"> </text:span><text:span text:style-name="T6">Não</text:span><text:span text:style-name="T6"> </text:span><text:span text:style-name="T6">conformidades</text:span><text:span text:style-name="T6"> </text:span><text:span text:style-name="T6">durante</text:span><text:span text:style-name="T6"> </text:span><text:span text:style-name="T6">cada</text:span><text:span text:style-name="T6"> </text:span><text:span text:style-name="T6">etapa</text:span><text:span text:style-name="T6">)</text:span></text:p>
            <text:p text:style-name="P8"><text:span text:style-name="T6">Alto</text:span><text:span text:style-name="T6">: </text:span><text:span text:style-name="T6">Acima</text:span><text:span text:style-name="T6"> </text:span><text:span text:style-name="T6">de</text:span><text:span text:style-name="T6"> 5</text:span></text:p>
            <text:p text:style-name="P8"><text:span text:style-name="T6">Médio</text:span><text:span text:style-name="T6">: </text:span><text:span text:style-name="T6">entre</text:span><text:span text:style-name="T6"> 3 </text:span><text:span text:style-name="T6">e</text:span><text:span text:style-name="T6"> 5</text:span></text:p>
            <text:p text:style-name="P8"><text:span text:style-name="T6">Baixo</text:span><text:span text:style-name="T6">: </text:span><text:span text:style-name="T6">até</text:span><text:span text:style-name="T6"> 3</text:span></text:p>
          </table:table-cell>
        </table:table-row>
      </table:table>
      <text:p text:style-name="P14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">Indicador</text:p>
          </table:table-cell>
          <table:table-cell table:style-name="Tabela3.A1" office:value-type="string">
            <text:p text:style-name="P8"><text:span text:style-name="T6">Não</text:span><text:span text:style-name="T6"> </text:span><text:span text:style-name="T6">Conformidades</text:span><text:span text:style-name="T6"> </text:span><text:span text:style-name="T6">Solucionadas</text:span><text:span text:style-name="T6"> </text:span><text:span text:style-name="T6">Dentro</text:span><text:span text:style-name="T6"> </text:span><text:span text:style-name="T6">do</text:span><text:span text:style-name="T6"> </text:span><text:span text:style-name="T6">Prazo</text:span><text:span text:style-name="T6"> </text:span><text:span text:style-name="T6">Estabelecido</text:span><text:span text:style-name="T6">.</text:span></text:p>
          </table:table-cell>
        </table:table-row>
        <table:table-row>
          <table:table-cell table:style-name="Tabela3.A1" office:value-type="string">
            <text:p text:style-name="P5">Objetivo</text:p>
          </table:table-cell>
          <table:table-cell table:style-name="Tabela3.A1" office:value-type="string">
            <text:p text:style-name="P8"><text:span text:style-name="T6">Verificar</text:span><text:span text:style-name="T6"> </text:span><text:span text:style-name="T6">a</text:span><text:span text:style-name="T6"> </text:span><text:span text:style-name="T6">porcentagem</text:span><text:span text:style-name="T6"> </text:span><text:span text:style-name="T6">de</text:span><text:span text:style-name="T6"> </text:span><text:span text:style-name="T6">não</text:span><text:span text:style-name="T6"> </text:span><text:span text:style-name="T6">conformidades</text:span><text:span text:style-name="T6"> </text:span><text:span text:style-name="T6">corrigidas</text:span><text:span text:style-name="T6"> </text:span><text:span text:style-name="T6">dentro</text:span><text:span text:style-name="T6"> </text:span><text:span text:style-name="T6">do</text:span><text:span text:style-name="T6"> </text:span><text:span text:style-name="T6">prazo</text:span><text:span text:style-name="T6"> </text:span><text:span text:style-name="T6">estabelecido</text:span><text:span text:style-name="T6">.</text:span></text:p>
          </table:table-cell>
        </table:table-row>
        <table:table-row>
          <table:table-cell table:style-name="Tabela3.A1" office:value-type="string">
            <text:p text:style-name="P5">Coleta</text:p>
          </table:table-cell>
          <table:table-cell table:style-name="Tabela3.A1" office:value-type="string">
            <text:p text:style-name="P8"><text:span text:style-name="T6">A</text:span><text:span text:style-name="T6"> </text:span><text:span text:style-name="T6">coleta</text:span><text:span text:style-name="T6"> </text:span><text:span text:style-name="T6">das</text:span><text:span text:style-name="T6"> </text:span><text:span text:style-name="T6">não</text:span><text:span text:style-name="T6"> </text:span><text:span text:style-name="T6">conformidades</text:span><text:span text:style-name="T6"> </text:span><text:span text:style-name="T6">é</text:span><text:span text:style-name="T6"> </text:span><text:span text:style-name="T6">realizada</text:span><text:span text:style-name="T6"> </text:span><text:span text:style-name="T6">por</text:span><text:span text:style-name="T6"> </text:span><text:span text:style-name="T6">outra</text:span><text:span text:style-name="T6"> </text:span><text:span text:style-name="T6">métrica</text:span><text:span text:style-name="T6"> (</text:span><text:span text:style-name="T6">Número</text:span><text:span text:style-name="T6"> </text:span><text:span text:style-name="T6">de</text:span><text:span text:style-name="T6"> </text:span><text:span text:style-name="T6">não</text:span><text:span text:style-name="T6"> </text:span><text:span text:style-name="T6">conformidades</text:span><text:span text:style-name="T6">) </text:span><text:span text:style-name="T6">e</text:span><text:span text:style-name="T6"> </text:span><text:span text:style-name="T6">após</text:span><text:span text:style-name="T6"> </text:span><text:span text:style-name="T6">isso</text:span><text:span text:style-name="T6"> </text:span><text:span text:style-name="T6">a</text:span><text:span text:style-name="T6"> </text:span><text:span text:style-name="T6">não</text:span><text:span text:style-name="T6"> </text:span><text:span text:style-name="T6">conformidade</text:span><text:span text:style-name="T6"> </text:span><text:span text:style-name="T6">é</text:span><text:span text:style-name="T6"> </text:span><text:span text:style-name="T6">acompanhada</text:span><text:span text:style-name="T6"> </text:span><text:span text:style-name="T6">até</text:span><text:span text:style-name="T6"> </text:span><text:span text:style-name="T6">a</text:span><text:span text:style-name="T6"> </text:span><text:span text:style-name="T6">sua</text:span><text:span text:style-name="T6"> </text:span><text:span text:style-name="T6">solução</text:span><text:span text:style-name="T6">, </text:span><text:span text:style-name="T6">sendo</text:span><text:span text:style-name="T6"> </text:span><text:span text:style-name="T6">ela</text:span><text:span text:style-name="T6"> </text:span><text:span text:style-name="T6">dentro</text:span><text:span text:style-name="T6"> </text:span><text:span text:style-name="T6">do</text:span><text:span text:style-name="T6"> </text:span><text:span text:style-name="T6">prazo</text:span><text:span text:style-name="T6"> </text:span><text:span text:style-name="T6">ou</text:span><text:span text:style-name="T6"> </text:span><text:span text:style-name="T6">não</text:span><text:span text:style-name="T6">.</text:span></text:p>
            <text:p text:style-name="P8"><text:span text:style-name="T6">Taxa</text:span><text:span text:style-name="T6"> </text:span><text:span text:style-name="T6">de</text:span><text:span text:style-name="T6"> </text:span><text:span text:style-name="T6">Classificação</text:span><text:span text:style-name="T6"> = (</text:span><text:span text:style-name="T6">Número</text:span><text:span text:style-name="T6"> </text:span><text:span text:style-name="T6">de</text:span><text:span text:style-name="T6"> </text:span><text:span text:style-name="T6">Não</text:span><text:span text:style-name="T6"> </text:span><text:span text:style-name="T6">conformidades</text:span><text:span text:style-name="T6"> </text:span><text:span text:style-name="T6">solucionadas</text:span><text:span text:style-name="T6"> </text:span><text:span text:style-name="T6">dentro</text:span><text:span text:style-name="T6"> </text:span><text:span text:style-name="T6">do</text:span><text:span text:style-name="T6"> </text:span><text:span text:style-name="T6">prazo</text:span><text:span text:style-name="T6"> / </text:span><text:span text:style-name="T6">Número</text:span><text:span text:style-name="T6"> </text:span><text:span text:style-name="T6">total</text:span><text:span text:style-name="T6"> </text:span><text:span text:style-name="T6">de</text:span><text:span text:style-name="T6"> </text:span><text:span text:style-name="T6">não</text:span><text:span text:style-name="T6"> </text:span><text:span text:style-name="T6">conformidades</text:span><text:span text:style-name="T6">) * 100</text:span></text:p>
            <text:p text:style-name="P5"/>
          </table:table-cell>
        </table:table-row>
        <table:table-row>
          <table:table-cell table:style-name="Tabela3.A1" office:value-type="string">
            <text:p text:style-name="P5">Análise</text:p>
          </table:table-cell>
          <table:table-cell table:style-name="Tabela3.A1" office:value-type="string">
            <text:p text:style-name="P8"><text:span text:style-name="T6">Para</text:span><text:span text:style-name="T6"> </text:span><text:span text:style-name="T6">a</text:span><text:span text:style-name="T6"> </text:span><text:span text:style-name="T6">análise</text:span><text:span text:style-name="T6"> </text:span><text:span text:style-name="T6">serão</text:span><text:span text:style-name="T6"> </text:span><text:span text:style-name="T6">considerados</text:span><text:span text:style-name="T6"> </text:span><text:span text:style-name="T6">os</text:span><text:span text:style-name="T6"> </text:span><text:span text:style-name="T6">intervalos</text:span><text:span text:style-name="T6"> (</text:span><text:span text:style-name="T6">Alto</text:span><text:span text:style-name="T6">, </text:span><text:span text:style-name="T6">Médio</text:span><text:span text:style-name="T6"> </text:span><text:span text:style-name="T6">e</text:span><text:span text:style-name="T6"> </text:span><text:span text:style-name="T6">Baixo</text:span><text:span text:style-name="T6">) </text:span><text:span text:style-name="T6">como</text:span><text:span text:style-name="T6"> </text:span><text:span text:style-name="T6">descritos</text:span><text:span text:style-name="T6"> </text:span><text:span text:style-name="T6">abaixo</text:span><text:span text:style-name="T6">.</text:span></text:p>
            <text:p text:style-name="P8"><text:span text:style-name="T6">Caso</text:span><text:span text:style-name="T6"> </text:span><text:span text:style-name="T6">o</text:span><text:span text:style-name="T6"> </text:span><text:span text:style-name="T6">índice</text:span><text:span text:style-name="T6"> </text:span><text:span text:style-name="T6">esteja</text:span><text:span text:style-name="T6"> </text:span><text:span text:style-name="T6">Alto</text:span><text:span text:style-name="T6"> </text:span><text:span text:style-name="T6">ou</text:span><text:span text:style-name="T6"> </text:span><text:span text:style-name="T6">Médio</text:span><text:span text:style-name="T6"> </text:span><text:span text:style-name="T6">é</text:span><text:span text:style-name="T6"> </text:span><text:span text:style-name="T6">possível</text:span><text:span text:style-name="T6"> </text:span><text:span text:style-name="T6">verificar</text:span><text:span text:style-name="T6"> </text:span><text:span text:style-name="T6">que</text:span><text:span text:style-name="T6"> </text:span><text:span text:style-name="T6">apesar</text:span><text:span text:style-name="T6"> </text:span><text:span text:style-name="T6">de</text:span><text:span text:style-name="T6"> </text:span><text:span text:style-name="T6">não</text:span><text:span text:style-name="T6"> </text:span><text:span text:style-name="T6">conformidades</text:span><text:span text:style-name="T6"> </text:span><text:span text:style-name="T6">no</text:span><text:span text:style-name="T6"> </text:span><text:span text:style-name="T6">processo</text:span><text:span text:style-name="T6">, </text:span><text:span text:style-name="T6">as</text:span><text:span text:style-name="T6"> </text:span><text:span text:style-name="T6">mesmas</text:span><text:span text:style-name="T6"> </text:span><text:span text:style-name="T6">estão</text:span><text:span text:style-name="T6"> </text:span><text:span text:style-name="T6">sendo</text:span><text:span text:style-name="T6"> </text:span><text:span text:style-name="T6">solucionadas</text:span><text:span text:style-name="T6"> </text:span><text:span text:style-name="T6">dentro</text:span><text:span text:style-name="T6"> </text:span><text:span text:style-name="T6">do</text:span><text:span text:style-name="T6"> </text:span><text:span text:style-name="T6">prazo</text:span><text:span text:style-name="T6"> </text:span><text:span text:style-name="T6">estabelecido</text:span><text:span text:style-name="T6"> </text:span><text:span text:style-name="T6">pela</text:span><text:span text:style-name="T6"> </text:span><text:span text:style-name="T6">equipe</text:span><text:span text:style-name="T6"> </text:span><text:span text:style-name="T6">de</text:span><text:span text:style-name="T6"> </text:span><text:span text:style-name="T6">qualidade</text:span><text:span text:style-name="T6">, </text:span><text:span text:style-name="T6">mas</text:span><text:span text:style-name="T6"> </text:span><text:span text:style-name="T6">se</text:span><text:span text:style-name="T6"> </text:span><text:span text:style-name="T6">o</text:span><text:span text:style-name="T6"> </text:span><text:span text:style-name="T6">índice</text:span><text:span text:style-name="T6"> </text:span><text:span text:style-name="T6">estiver</text:span><text:span text:style-name="T6"> </text:span><text:span text:style-name="T6">baixo</text:span><text:span text:style-name="T6"> </text:span><text:span text:style-name="T6">significa</text:span><text:span text:style-name="T6"> </text:span><text:span text:style-name="T6">que</text:span><text:span text:style-name="T6"> </text:span><text:span text:style-name="T6">as</text:span><text:span text:style-name="T6"> </text:span><text:span text:style-name="T6">correções</text:span><text:span text:style-name="T6"> </text:span><text:span text:style-name="T6">necessárias</text:span><text:span text:style-name="T6"> </text:span><text:span text:style-name="T6">não</text:span><text:span text:style-name="T6"> </text:span><text:span text:style-name="T6">estão</text:span><text:span text:style-name="T6"> </text:span><text:span text:style-name="T6">sendo</text:span><text:span text:style-name="T6"> </text:span><text:span text:style-name="T6">realizadas</text:span><text:span text:style-name="T6"> </text:span><text:span text:style-name="T6">e</text:span><text:span text:style-name="T6"> </text:span><text:span text:style-name="T6">intervenções</text:span><text:span text:style-name="T6"> </text:span><text:span text:style-name="T6">são</text:span><text:span text:style-name="T6"> </text:span><text:soft-page-break/><text:span text:style-name="T6">necessárias</text:span><text:span text:style-name="T6">.</text:span></text:p>
            <text:p text:style-name="P5"/>
            <text:p text:style-name="P8"><text:span text:style-name="T6">Taxa</text:span><text:span text:style-name="T6"> </text:span><text:span text:style-name="T6">de</text:span><text:span text:style-name="T6"> </text:span><text:span text:style-name="T6">Classificação</text:span></text:p>
            <text:p text:style-name="P8"><text:span text:style-name="T6">Alto</text:span><text:span text:style-name="T6">: </text:span><text:span text:style-name="T6">Acima</text:span><text:span text:style-name="T6"> </text:span><text:span text:style-name="T6">de</text:span><text:span text:style-name="T6"> 95%</text:span></text:p>
            <text:p text:style-name="P8"><text:span text:style-name="T6">Médio</text:span><text:span text:style-name="T6">: </text:span><text:span text:style-name="T6">entre</text:span><text:span text:style-name="T6"> 90 </text:span><text:span text:style-name="T6">e</text:span><text:span text:style-name="T6"> 95%</text:span></text:p>
            <text:p text:style-name="P8"><text:span text:style-name="T6">Baixo</text:span><text:span text:style-name="T6">: </text:span><text:span text:style-name="T6">Abaixo</text:span><text:span text:style-name="T6"> </text:span><text:span text:style-name="T6">de</text:span><text:span text:style-name="T6"> 90%</text:span></text:p>
          </table:table-cell>
        </table:table-row>
      </table:table>
      <text:p text:style-name="P2"/>
      <text:list xml:id="list6892456675898669240" text:style-name="LS7">
        <text:list-item>
          <text:p text:style-name="P27">Comunicações</text:p>
        </text:list-item>
      </text:list>
      <text:p text:style-name="P7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">Comunicação</text:p>
          </table:table-cell>
          <table:table-cell table:style-name="Tabela4.A1" office:value-type="string">
            <text:p text:style-name="P9"><text:span text:style-name="T6">Término</text:span><text:span text:style-name="T6"> </text:span><text:span text:style-name="T6">de</text:span><text:span text:style-name="T6"> </text:span><text:span text:style-name="T6">Etapa</text:span><text:span text:style-name="T6"> </text:span><text:span text:style-name="T6">de</text:span><text:span text:style-name="T6"> </text:span><text:span text:style-name="T6">Projeto</text:span></text:p>
          </table:table-cell>
        </table:table-row>
        <table:table-row>
          <table:table-cell table:style-name="Tabela4.A1" office:value-type="string">
            <text:p text:style-name="P5">Emissor</text:p>
          </table:table-cell>
          <table:table-cell table:style-name="Tabela4.A1" office:value-type="string">
            <text:p text:style-name="P9"><text:span text:style-name="T6">Gerente</text:span><text:span text:style-name="T6"> </text:span><text:span text:style-name="T6">de</text:span><text:span text:style-name="T6"> </text:span><text:span text:style-name="T6">Projeto</text:span></text:p>
          </table:table-cell>
        </table:table-row>
        <table:table-row>
          <table:table-cell table:style-name="Tabela4.A1" office:value-type="string">
            <text:p text:style-name="P5">Receptores</text:p>
          </table:table-cell>
          <table:table-cell table:style-name="Tabela4.A1" office:value-type="string">
            <text:p text:style-name="P8"><text:span text:style-name="T6">Equipe</text:span><text:span text:style-name="T6"> </text:span><text:span text:style-name="T6">de</text:span><text:span text:style-name="T6"> </text:span><text:span text:style-name="T6">Qualidade</text:span></text:p>
          </table:table-cell>
        </table:table-row>
        <table:table-row>
          <table:table-cell table:style-name="Tabela4.A1" office:value-type="string">
            <text:p text:style-name="P5">Mensagem</text:p>
          </table:table-cell>
          <table:table-cell table:style-name="Tabela4.A1" office:value-type="string">
            <text:p text:style-name="P8"><text:span text:style-name="T6">Uma</text:span><text:span text:style-name="T6"> </text:span><text:span text:style-name="T6">etapa</text:span><text:span text:style-name="T6"> </text:span><text:span text:style-name="T6">do</text:span><text:span text:style-name="T6"> </text:span><text:span text:style-name="T6">projeto</text:span><text:span text:style-name="T6"> </text:span><text:span text:style-name="T6">foi</text:span><text:span text:style-name="T6"> </text:span><text:span text:style-name="T6">finalizada</text:span><text:span text:style-name="T6"> </text:span><text:span text:style-name="T6">e</text:span><text:span text:style-name="T6"> </text:span><text:span text:style-name="T6">o</text:span><text:span text:style-name="T6"> </text:span><text:span text:style-name="T6">artefato</text:span><text:span text:style-name="T6"> </text:span><text:span text:style-name="T6">produzido</text:span><text:span text:style-name="T6"> </text:span><text:span text:style-name="T6">deve</text:span><text:span text:style-name="T6"> </text:span><text:span text:style-name="T6">ser</text:span><text:span text:style-name="T6"> </text:span><text:span text:style-name="T6">auditado</text:span><text:span text:style-name="T6"> </text:span><text:span text:style-name="T6">pela</text:span><text:span text:style-name="T6"> </text:span><text:span text:style-name="T6">equipe</text:span><text:span text:style-name="T6"> </text:span><text:span text:style-name="T6">de</text:span><text:span text:style-name="T6"> </text:span><text:span text:style-name="T6">qualidade</text:span><text:span text:style-name="T6">. </text:span><text:span text:style-name="T6">A</text:span><text:span text:style-name="T6"> </text:span><text:span text:style-name="T6">equipe</text:span><text:span text:style-name="T6"> </text:span><text:span text:style-name="T6">de</text:span><text:span text:style-name="T6"> </text:span><text:span text:style-name="T6">qualidade</text:span><text:span text:style-name="T6"> </text:span><text:span text:style-name="T6">irá</text:span><text:span text:style-name="T6"> </text:span><text:span text:style-name="T6">analisar</text:span><text:span text:style-name="T6"> </text:span><text:span text:style-name="T6">o</text:span><text:span text:style-name="T6"> </text:span><text:span text:style-name="T6">artefato</text:span><text:span text:style-name="T6"> </text:span><text:span text:style-name="T6">produzido</text:span><text:span text:style-name="T6"> </text:span><text:span text:style-name="T6">para</text:span><text:span text:style-name="T6"> </text:span><text:span text:style-name="T6">verificar</text:span><text:span text:style-name="T6"> </text:span><text:span text:style-name="T6">sua</text:span><text:span text:style-name="T6"> </text:span><text:span text:style-name="T6">adequação</text:span><text:span text:style-name="T6"> </text:span><text:span text:style-name="T6">ao</text:span><text:span text:style-name="T6"> </text:span><text:span text:style-name="T6">processo</text:span><text:span text:style-name="T6">.</text:span></text:p>
          </table:table-cell>
        </table:table-row>
        <table:table-row>
          <table:table-cell table:style-name="Tabela4.A1" office:value-type="string">
            <text:p text:style-name="P8"><text:span text:style-name="T6">Meio</text:span><text:span text:style-name="T6"> </text:span><text:span text:style-name="T6">de</text:span><text:span text:style-name="T6"> </text:span><text:span text:style-name="T6">Comunicação</text:span></text:p>
          </table:table-cell>
          <table:table-cell table:style-name="Tabela4.A1" office:value-type="string">
            <text:p text:style-name="P8"><text:span text:style-name="T6">Serviço</text:span><text:span text:style-name="T6"> </text:span><text:span text:style-name="T6">de</text:span><text:span text:style-name="T6"> </text:span><text:span text:style-name="T6">e</text:span><text:span text:style-name="T6">-</text:span><text:span text:style-name="T6">mail</text:span><text:span text:style-name="T6"> </text:span><text:span text:style-name="T6">e</text:span><text:span text:style-name="T6"> </text:span><text:span text:style-name="T6">outros</text:span><text:span text:style-name="T6"> </text:span><text:span text:style-name="T6">meios</text:span><text:span text:style-name="T6"> </text:span><text:span text:style-name="T6">de</text:span><text:span text:style-name="T6"> </text:span><text:span text:style-name="T6">comunicação</text:span><text:span text:style-name="T6"> </text:span><text:span text:style-name="T6">que</text:span><text:span text:style-name="T6"> </text:span><text:span text:style-name="T6">atinjam</text:span><text:span text:style-name="T6"> </text:span><text:span text:style-name="T6">todos</text:span><text:span text:style-name="T6"> </text:span><text:span text:style-name="T6">da</text:span><text:span text:style-name="T6"> </text:span><text:span text:style-name="T6">equipe</text:span><text:span text:style-name="T6">.</text:span></text:p>
          </table:table-cell>
        </table:table-row>
        <table:table-row>
          <table:table-cell table:style-name="Tabela4.A1" office:value-type="string">
            <text:p text:style-name="P5">Quando</text:p>
          </table:table-cell>
          <table:table-cell table:style-name="Tabela4.A1" office:value-type="string">
            <text:p text:style-name="P8"><text:span text:style-name="T6">Assim</text:span><text:span text:style-name="T6"> </text:span><text:span text:style-name="T6">que</text:span><text:span text:style-name="T6"> </text:span><text:span text:style-name="T6">determinada</text:span><text:span text:style-name="T6"> </text:span><text:span text:style-name="T6">etapa</text:span><text:span text:style-name="T6"> </text:span><text:span text:style-name="T6">do</text:span><text:span text:style-name="T6"> </text:span><text:span text:style-name="T6">desenvolvimento</text:span><text:span text:style-name="T6"> </text:span><text:span text:style-name="T6">for</text:span><text:span text:style-name="T6"> </text:span><text:span text:style-name="T6">concluída</text:span><text:span text:style-name="T6">.</text:span></text:p>
          </table:table-cell>
        </table:table-row>
      </table:table>
      <text:p text:style-name="P1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5">Comunicação</text:p>
          </table:table-cell>
          <table:table-cell table:style-name="Tabela5.A1" office:value-type="string">
            <text:p text:style-name="P9"><text:span text:style-name="T6">Relatório</text:span><text:span text:style-name="T6"> </text:span><text:span text:style-name="T6">de</text:span><text:span text:style-name="T6"> </text:span><text:span text:style-name="T6">Não</text:span><text:span text:style-name="T6"> </text:span><text:span text:style-name="T6">Conformidade</text:span></text:p>
          </table:table-cell>
        </table:table-row>
        <table:table-row>
          <table:table-cell table:style-name="Tabela5.A1" office:value-type="string">
            <text:p text:style-name="P5">Emissor</text:p>
          </table:table-cell>
          <table:table-cell table:style-name="Tabela5.A1" office:value-type="string">
            <text:p text:style-name="P9"><text:span text:style-name="T6">Equipe</text:span><text:span text:style-name="T6"> </text:span><text:span text:style-name="T6">de</text:span><text:span text:style-name="T6"> </text:span><text:span text:style-name="T6">Qualidade</text:span></text:p>
          </table:table-cell>
        </table:table-row>
        <table:table-row>
          <table:table-cell table:style-name="Tabela5.A1" office:value-type="string">
            <text:p text:style-name="P5">Receptores</text:p>
          </table:table-cell>
          <table:table-cell table:style-name="Tabela5.A1" office:value-type="string">
            <text:p text:style-name="P8"><text:span text:style-name="T6">Responsável</text:span><text:span text:style-name="T6"> </text:span><text:span text:style-name="T6">do</text:span><text:span text:style-name="T6"> </text:span><text:span text:style-name="T6">setor</text:span><text:span text:style-name="T6"> </text:span><text:span text:style-name="T6">onde</text:span><text:span text:style-name="T6"> </text:span><text:span text:style-name="T6">a</text:span><text:span text:style-name="T6"> </text:span><text:span text:style-name="T6">não</text:span><text:span text:style-name="T6"> </text:span><text:span text:style-name="T6">conformidade</text:span><text:span text:style-name="T6"> </text:span><text:span text:style-name="T6">foi</text:span><text:span text:style-name="T6"> </text:span><text:span text:style-name="T6">encontrada</text:span><text:span text:style-name="T6"> </text:span><text:span text:style-name="T6">e</text:span><text:span text:style-name="T6"> </text:span><text:span text:style-name="T6">Gerente</text:span><text:span text:style-name="T6"> </text:span><text:span text:style-name="T6">de</text:span><text:span text:style-name="T6"> </text:span><text:span text:style-name="T6">Projeto</text:span></text:p>
          </table:table-cell>
        </table:table-row>
        <table:table-row>
          <table:table-cell table:style-name="Tabela5.A1" office:value-type="string">
            <text:p text:style-name="P5">Mensagem</text:p>
          </table:table-cell>
          <table:table-cell table:style-name="Tabela5.A1" office:value-type="string">
            <text:p text:style-name="P8"><text:span text:style-name="T6">Uma</text:span><text:span text:style-name="T6"> </text:span><text:span text:style-name="T6">não</text:span><text:span text:style-name="T6"> </text:span><text:span text:style-name="T6">conformidade</text:span><text:span text:style-name="T6"> </text:span><text:span text:style-name="T6">foi</text:span><text:span text:style-name="T6"> </text:span><text:span text:style-name="T6">encontrada</text:span><text:span text:style-name="T6"> </text:span><text:span text:style-name="T6">e</text:span><text:span text:style-name="T6"> </text:span><text:span text:style-name="T6">os</text:span><text:span text:style-name="T6"> </text:span><text:span text:style-name="T6">detalhes</text:span><text:span text:style-name="T6"> </text:span><text:span text:style-name="T6">da</text:span><text:span text:style-name="T6"> </text:span><text:span text:style-name="T6">não</text:span><text:span text:style-name="T6"> </text:span><text:span text:style-name="T6">conformidades</text:span><text:span text:style-name="T6">, </text:span><text:span text:style-name="T6">contendo</text:span><text:span text:style-name="T6"> </text:span><text:span text:style-name="T6">detalhes</text:span><text:span text:style-name="T6"> </text:span><text:span text:style-name="T6">da</text:span><text:span text:style-name="T6"> </text:span><text:span text:style-name="T6">ocorrência</text:span><text:span text:style-name="T6">, </text:span><text:span text:style-name="T6">solução</text:span><text:span text:style-name="T6"> </text:span><text:span text:style-name="T6">sugerida</text:span><text:span text:style-name="T6"> </text:span><text:span text:style-name="T6">e</text:span><text:span text:style-name="T6"> </text:span><text:span text:style-name="T6">prazo</text:span><text:span text:style-name="T6"> </text:span><text:span text:style-name="T6">para</text:span><text:span text:style-name="T6"> </text:span><text:span text:style-name="T6">solução</text:span><text:span text:style-name="T6"> </text:span><text:span text:style-name="T6">são</text:span><text:span text:style-name="T6"> </text:span><text:span text:style-name="T6">enviadas</text:span><text:span text:style-name="T6"> </text:span><text:span text:style-name="T6">para</text:span><text:span text:style-name="T6"> </text:span><text:span text:style-name="T6">o</text:span><text:span text:style-name="T6"> </text:span><text:span text:style-name="T6">responsável</text:span><text:span text:style-name="T6"> </text:span><text:span text:style-name="T6">do</text:span><text:span text:style-name="T6"> </text:span><text:span text:style-name="T6">setor</text:span><text:span text:style-name="T6"> </text:span><text:span text:style-name="T6">onde</text:span><text:span text:style-name="T6"> </text:span><text:span text:style-name="T6">a</text:span><text:span text:style-name="T6"> </text:span><text:span text:style-name="T6">não</text:span><text:span text:style-name="T6"> </text:span><text:span text:style-name="T6">conformidade</text:span><text:span text:style-name="T6"> </text:span><text:span text:style-name="T6">foi</text:span><text:span text:style-name="T6"> </text:span><text:span text:style-name="T6">encontrada</text:span><text:span text:style-name="T6"> </text:span><text:span text:style-name="T6">e</text:span><text:span text:style-name="T6"> </text:span><text:span text:style-name="T6">para</text:span><text:span text:style-name="T6"> </text:span><text:span text:style-name="T6">o</text:span><text:span text:style-name="T6"> </text:span><text:span text:style-name="T6">gerente</text:span><text:span text:style-name="T6"> </text:span><text:span text:style-name="T6">de</text:span><text:span text:style-name="T6"> </text:span><text:span text:style-name="T6">projeto</text:span><text:span text:style-name="T6">.</text:span></text:p>
          </table:table-cell>
        </table:table-row>
        <table:table-row>
          <table:table-cell table:style-name="Tabela5.A1" office:value-type="string">
            <text:p text:style-name="P8"><text:span text:style-name="T6">Meio</text:span><text:span text:style-name="T6"> </text:span><text:span text:style-name="T6">de</text:span><text:span text:style-name="T6"> </text:span><text:span text:style-name="T6">Comunicação</text:span></text:p>
          </table:table-cell>
          <table:table-cell table:style-name="Tabela5.A1" office:value-type="string">
            <text:p text:style-name="P8"><text:span text:style-name="T6">Serviço</text:span><text:span text:style-name="T6"> </text:span><text:span text:style-name="T6">de</text:span><text:span text:style-name="T6"> </text:span><text:span text:style-name="T6">e</text:span><text:span text:style-name="T6">-</text:span><text:span text:style-name="T6">mail</text:span><text:span text:style-name="T6"> </text:span><text:span text:style-name="T6">e</text:span><text:span text:style-name="T6"> </text:span><text:span text:style-name="T6">outros</text:span><text:span text:style-name="T6"> </text:span><text:span text:style-name="T6">meios</text:span><text:span text:style-name="T6"> </text:span><text:span text:style-name="T6">de</text:span><text:span text:style-name="T6"> </text:span><text:span text:style-name="T6">comunicação</text:span><text:span text:style-name="T6"> </text:span><text:span text:style-name="T6">que</text:span><text:span text:style-name="T6"> </text:span><text:span text:style-name="T6">atinjam</text:span><text:span text:style-name="T6"> </text:span><text:span text:style-name="T6">todos</text:span><text:span text:style-name="T6"> </text:span><text:span text:style-name="T6">da</text:span><text:span text:style-name="T6"> </text:span><text:span text:style-name="T6">equipe</text:span><text:span text:style-name="T6">.</text:span></text:p>
          </table:table-cell>
        </table:table-row>
        <table:table-row>
          <table:table-cell table:style-name="Tabela5.A1" office:value-type="string">
            <text:p text:style-name="P5">Quando</text:p>
          </table:table-cell>
          <table:table-cell table:style-name="Tabela5.A1" office:value-type="string">
            <text:p text:style-name="P8"><text:span text:style-name="T6">Assim</text:span><text:span text:style-name="T6"> </text:span><text:span text:style-name="T6">que</text:span><text:span text:style-name="T6"> </text:span><text:span text:style-name="T6">a</text:span><text:span text:style-name="T6"> </text:span><text:span text:style-name="T6">auditoria</text:span><text:span text:style-name="T6"> </text:span><text:span text:style-name="T6">for</text:span><text:span text:style-name="T6"> </text:span><text:span text:style-name="T6">realizada</text:span><text:span text:style-name="T6"> </text:span><text:span text:style-name="T6">e</text:span><text:span text:style-name="T6"> </text:span><text:span text:style-name="T6">a</text:span><text:span text:style-name="T6"> </text:span><text:span text:style-name="T6">não</text:span><text:span text:style-name="T6"> </text:span><text:span text:style-name="T6">conformidade</text:span><text:span text:style-name="T6">, </text:span><text:span text:style-name="T6">caso</text:span><text:span text:style-name="T6"> </text:span><text:span text:style-name="T6">exista</text:span><text:span text:style-name="T6">, </text:span><text:span text:style-name="T6">for</text:span><text:span text:style-name="T6"> </text:span><text:span text:style-name="T6">encontrada</text:span><text:span text:style-name="T6">.</text:span></text:p>
          </table:table-cell>
        </table:table-row>
      </table:table>
      <text:p text:style-name="P1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5">Comunicação</text:p>
          </table:table-cell>
          <table:table-cell table:style-name="Tabela6.A1" office:value-type="string">
            <text:p text:style-name="P9"><text:span text:style-name="T6">Resultado</text:span><text:span text:style-name="T6"> </text:span><text:span text:style-name="T6">da</text:span><text:span text:style-name="T6"> </text:span><text:span text:style-name="T6">Auditoria</text:span></text:p>
          </table:table-cell>
        </table:table-row>
        <table:table-row>
          <table:table-cell table:style-name="Tabela6.A1" office:value-type="string">
            <text:p text:style-name="P5">Emissor</text:p>
          </table:table-cell>
          <table:table-cell table:style-name="Tabela6.A1" office:value-type="string">
            <text:p text:style-name="P9"><text:span text:style-name="T6">Equipe</text:span><text:span text:style-name="T6"> </text:span><text:span text:style-name="T6">de</text:span><text:span text:style-name="T6"> </text:span><text:span text:style-name="T6">Qualidade</text:span></text:p>
          </table:table-cell>
        </table:table-row>
        <table:table-row>
          <table:table-cell table:style-name="Tabela6.A1" office:value-type="string">
            <text:p text:style-name="P5">Receptores</text:p>
          </table:table-cell>
          <table:table-cell table:style-name="Tabela6.A1" office:value-type="string">
            <text:p text:style-name="P8"><text:span text:style-name="T6">Gerente</text:span><text:span text:style-name="T6"> </text:span><text:span text:style-name="T6">de</text:span><text:span text:style-name="T6"> </text:span><text:span text:style-name="T6">Projeto</text:span><text:span text:style-name="T6">, </text:span><text:span text:style-name="T6">Equipe</text:span><text:span text:style-name="T6"> </text:span><text:span text:style-name="T6">de</text:span><text:span text:style-name="T6"> </text:span><text:span text:style-name="T6">desenvolvimento</text:span><text:span text:style-name="T6">.</text:span></text:p>
          </table:table-cell>
        </table:table-row>
        <table:table-row>
          <table:table-cell table:style-name="Tabela6.A1" office:value-type="string">
            <text:p text:style-name="P5">Mensagem</text:p>
          </table:table-cell>
          <table:table-cell table:style-name="Tabela6.A1" office:value-type="string">
            <text:p text:style-name="P8"><text:span text:style-name="T6">A</text:span><text:span text:style-name="T6"> </text:span><text:span text:style-name="T6">auditoria</text:span><text:span text:style-name="T6"> </text:span><text:span text:style-name="T6">de</text:span><text:span text:style-name="T6"> </text:span><text:span text:style-name="T6">um</text:span><text:span text:style-name="T6"> </text:span><text:span text:style-name="T6">artefato</text:span><text:span text:style-name="T6"> </text:span><text:span text:style-name="T6">foi</text:span><text:span text:style-name="T6"> </text:span><text:span text:style-name="T6">concluída</text:span><text:span text:style-name="T6"> </text:span><text:span text:style-name="T6">e</text:span><text:span text:style-name="T6"> </text:span><text:span text:style-name="T6">o</text:span><text:span text:style-name="T6"> </text:span><text:span text:style-name="T6">relatório</text:span><text:span text:style-name="T6"> </text:span><text:span text:style-name="T6">de</text:span><text:span text:style-name="T6"> </text:span><text:span text:style-name="T6">qualidade</text:span><text:span text:style-name="T6">, </text:span><text:span text:style-name="T6">contendo</text:span><text:span text:style-name="T6"> </text:span><text:span text:style-name="T6">o</text:span><text:span text:style-name="T6"> </text:span><text:span text:style-name="T6">número</text:span><text:span text:style-name="T6"> </text:span><text:span text:style-name="T6">total</text:span><text:span text:style-name="T6"> </text:span><text:span text:style-name="T6">de</text:span><text:span text:style-name="T6"> </text:span><text:span text:style-name="T6">não</text:span><text:span text:style-name="T6"> </text:span><text:span text:style-name="T6">conformidades</text:span><text:span text:style-name="T6"> </text:span><text:span text:style-name="T6">e</text:span><text:span text:style-name="T6"> </text:span><text:span text:style-name="T6">os</text:span><text:span text:style-name="T6"> </text:span><text:span text:style-name="T6">detalhes</text:span><text:span text:style-name="T6"> </text:span><text:span text:style-name="T6">de</text:span><text:span text:style-name="T6"> </text:span><text:span text:style-name="T6">cada</text:span><text:span text:style-name="T6"> </text:span><text:span text:style-name="T6">uma</text:span><text:span text:style-name="T6"> </text:span><text:span text:style-name="T6">são</text:span><text:span text:style-name="T6"> </text:span><text:span text:style-name="T6">disponibilizados</text:span><text:span text:style-name="T6"> </text:span><text:span text:style-name="T6">para</text:span><text:span text:style-name="T6"> </text:span><text:span text:style-name="T6">a</text:span><text:span text:style-name="T6"> </text:span><text:span text:style-name="T6">equipe</text:span><text:span text:style-name="T6"> </text:span><text:span text:style-name="T6">de</text:span><text:span text:style-name="T6"> </text:span><text:span text:style-name="T6">desenvolvimento</text:span><text:span text:style-name="T6"> </text:span><text:span text:style-name="T6">e</text:span><text:span text:style-name="T6"> </text:span><text:span text:style-name="T6">o</text:span><text:span text:style-name="T6"> </text:span><text:span text:style-name="T6">gerente</text:span><text:span text:style-name="T6"> </text:span><text:span text:style-name="T6">de</text:span><text:span text:style-name="T6"> </text:span><text:span text:style-name="T6">projeto</text:span><text:span text:style-name="T6">.</text:span></text:p>
          </table:table-cell>
        </table:table-row>
        <table:table-row>
          <table:table-cell table:style-name="Tabela6.A1" office:value-type="string">
            <text:p text:style-name="P8"><text:span text:style-name="T6">Meio</text:span><text:span text:style-name="T6"> </text:span><text:span text:style-name="T6">de</text:span><text:span text:style-name="T6"> </text:span><text:span text:style-name="T6">Comunicação</text:span></text:p>
          </table:table-cell>
          <table:table-cell table:style-name="Tabela6.A1" office:value-type="string">
            <text:p text:style-name="P8"><text:span text:style-name="T6">Serviço</text:span><text:span text:style-name="T6"> </text:span><text:span text:style-name="T6">de</text:span><text:span text:style-name="T6"> </text:span><text:span text:style-name="T6">e</text:span><text:span text:style-name="T6">-</text:span><text:span text:style-name="T6">mail</text:span><text:span text:style-name="T6"> </text:span><text:span text:style-name="T6">e</text:span><text:span text:style-name="T6"> </text:span><text:span text:style-name="T6">outros</text:span><text:span text:style-name="T6"> </text:span><text:span text:style-name="T6">meios</text:span><text:span text:style-name="T6"> </text:span><text:span text:style-name="T6">de</text:span><text:span text:style-name="T6"> </text:span><text:span text:style-name="T6">comunicação</text:span><text:span text:style-name="T6"> </text:span><text:span text:style-name="T6">que</text:span><text:span text:style-name="T6"> </text:span><text:span text:style-name="T6">atinjam</text:span><text:span text:style-name="T6"> </text:span><text:span text:style-name="T6">todos</text:span><text:span text:style-name="T6"> </text:span><text:span text:style-name="T6">da</text:span><text:span text:style-name="T6"> </text:span><text:span text:style-name="T6">equipe</text:span><text:span text:style-name="T6">.</text:span></text:p>
          </table:table-cell>
        </table:table-row>
        <table:table-row>
          <table:table-cell table:style-name="Tabela6.A1" office:value-type="string">
            <text:p text:style-name="P5">Quando</text:p>
          </table:table-cell>
          <table:table-cell table:style-name="Tabela6.A1" office:value-type="string">
            <text:p text:style-name="P8"><text:span text:style-name="T6">Assim</text:span><text:span text:style-name="T6"> </text:span><text:span text:style-name="T6">que</text:span><text:span text:style-name="T6"> </text:span><text:span text:style-name="T6">a</text:span><text:span text:style-name="T6"> </text:span><text:span text:style-name="T6">auditoria</text:span><text:span text:style-name="T6"> </text:span><text:span text:style-name="T6">for</text:span><text:span text:style-name="T6"> </text:span><text:span text:style-name="T6">realizada</text:span><text:span text:style-name="T6"> </text:span><text:span text:style-name="T6">e</text:span><text:span text:style-name="T6"> </text:span><text:span text:style-name="T6">o</text:span><text:span text:style-name="T6"> </text:span><text:span text:style-name="T6">relatório</text:span><text:span text:style-name="T6"> </text:span><text:span text:style-name="T6">de</text:span><text:span text:style-name="T6"> </text:span><text:span text:style-name="T6">qualidade</text:span><text:span text:style-name="T6"> </text:span><text:span text:style-name="T6">estiver</text:span><text:span text:style-name="T6"> </text:span><text:span text:style-name="T6">pronto</text:span><text:span text:style-name="T6">.</text:span></text:p>
          </table:table-cell>
        </table:table-row>
      </table:table>
      <text:p text:style-name="P14"/>
      <text:p text:style-name="P20"/>
      <text:list xml:id="list29631884" text:continue-numbering="true" text:style-name="LS7">
        <text:list-item>
          <text:p text:style-name="P29"><text:soft-page-break/><text:span text:style-name="T3">Macro</text:span><text:span text:style-name="T3"> </text:span><text:span text:style-name="T3">Fluxo</text:span></text:p>
        </text:list-item>
      </text:list>
      <text:p text:style-name="P14"><text:span text:style-name="T4">Representação do macro fluxo está disponível</text:span><text:span text:style-name="T7"> </text:span><text:a xlink:type="simple" xlink:href="../Macro%20Fluxos/Macro%20Fluxo%20-%20Garantia%20de%20Qualidade.png" text:style-name="Internet_20_link" text:visited-style-name="Visited_20_Internet_20_Link">aqui</text:a><text:span text:style-name="T10">.</text:span></text:p>
      <text:p text:style-name="P16"/>
      <text:list xml:id="list29630733" text:continue-numbering="true" text:style-name="LS7">
        <text:list-item>
          <text:p text:style-name="P27">Atividades</text:p>
        </text:list-item>
      </text:list>
      <text:p text:style-name="P2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6">Atividade</text:p>
          </table:table-cell>
          <table:table-cell table:style-name="Tabela7.A1" office:value-type="string">
            <text:p text:style-name="P2"><text:span text:style-name="T4">Elaborar</text:span><text:span text:style-name="T4"> </text:span><text:span text:style-name="T4">Plano</text:span><text:span text:style-name="T4"> </text:span><text:span text:style-name="T4">de</text:span><text:span text:style-name="T4"> </text:span><text:span text:style-name="T4">Qualidade</text:span></text:p>
          </table:table-cell>
        </table:table-row>
        <table:table-row>
          <table:table-cell table:style-name="Tabela7.A1" table:number-rows-spanned="4" office:value-type="string">
            <text:p text:style-name="P6">Responsabilidades</text:p>
          </table:table-cell>
          <table:table-cell table:style-name="Tabela7.A1" office:value-type="string">
            <text:p text:style-name="P2"><text:span text:style-name="T5">Realização</text:span><text:span text:style-name="T5">:</text:span><text:span text:style-name="T4">Equipe</text:span><text:span text:style-name="T4"> </text:span><text:span text:style-name="T4">de</text:span><text:span text:style-name="T4"> </text:span><text:span text:style-name="T4">Qualidade</text:span></text:p>
          </table:table-cell>
        </table:table-row>
        <table:table-row>
          <table:covered-table-cell/>
          <table:table-cell table:style-name="Tabela7.A1" office:value-type="string">
            <text:p text:style-name="P2"><text:span text:style-name="T5">Aprovação</text:span><text:span text:style-name="T5">:</text:span><text:span text:style-name="T4">Não</text:span><text:span text:style-name="T4"> </text:span><text:span text:style-name="T4">se</text:span><text:span text:style-name="T4"> </text:span><text:span text:style-name="T4">aplica</text:span></text:p>
          </table:table-cell>
        </table:table-row>
        <table:table-row>
          <table:covered-table-cell/>
          <table:table-cell table:style-name="Tabela7.A1" office:value-type="string">
            <text:p text:style-name="P2"><text:span text:style-name="T5">Colaboração</text:span><text:span text:style-name="T5">:</text:span><text:span text:style-name="T4">Equipe</text:span><text:span text:style-name="T4"> </text:span><text:span text:style-name="T4">de</text:span><text:span text:style-name="T4"> </text:span><text:span text:style-name="T4">qualidade</text:span><text:span text:style-name="T4">, </text:span><text:span text:style-name="T4">gerente</text:span><text:span text:style-name="T4"> </text:span><text:span text:style-name="T4">de</text:span><text:span text:style-name="T4"> </text:span><text:span text:style-name="T4">projeto</text:span><text:span text:style-name="T4">, </text:span><text:span text:style-name="T4">equipe</text:span><text:span text:style-name="T4"> </text:span><text:span text:style-name="T4">de</text:span><text:span text:style-name="T4"> </text:span><text:span text:style-name="T4">testes</text:span><text:span text:style-name="T4"> </text:span><text:span text:style-name="T4">e</text:span><text:span text:style-name="T4"> </text:span><text:span text:style-name="T4">equipe</text:span><text:span text:style-name="T4"> </text:span><text:span text:style-name="T4">de</text:span><text:span text:style-name="T4"> </text:span><text:span text:style-name="T4">desenvolvimento</text:span></text:p>
          </table:table-cell>
        </table:table-row>
        <table:table-row>
          <table:covered-table-cell/>
          <table:table-cell table:style-name="Tabela7.A1" office:value-type="string">
            <text:p text:style-name="P2"><text:span text:style-name="T5">Informação</text:span><text:span text:style-name="T5">:</text:span><text:span text:style-name="T4">Equipe</text:span><text:span text:style-name="T4"> </text:span><text:span text:style-name="T4">de</text:span><text:span text:style-name="T4"> </text:span><text:span text:style-name="T4">qualidade</text:span><text:span text:style-name="T4"> </text:span><text:span text:style-name="T4">e</text:span><text:span text:style-name="T4"> </text:span><text:span text:style-name="T4">interessados</text:span><text:span text:style-name="T4"> </text:span><text:span text:style-name="T4">no</text:span><text:span text:style-name="T4"> </text:span><text:span text:style-name="T4">projeto</text:span><text:span text:style-name="T4">.</text:span></text:p>
          </table:table-cell>
        </table:table-row>
        <table:table-row>
          <table:table-cell table:style-name="Tabela7.A1" table:number-rows-spanned="5" office:value-type="string">
            <text:p text:style-name="P6">Tarefas</text:p>
          </table:table-cell>
          <table:table-cell table:style-name="Tabela7.A1" office:value-type="string">
            <text:p text:style-name="P2"><text:span text:style-name="T4">1 – </text:span><text:span text:style-name="T4">Definir</text:span><text:span text:style-name="T4"> </text:span><text:span text:style-name="T4">escopo</text:span><text:span text:style-name="T4"> </text:span><text:span text:style-name="T4">do</text:span><text:span text:style-name="T4"> </text:span><text:span text:style-name="T4">plano</text:span><text:span text:style-name="T4"> </text:span><text:span text:style-name="T4">de</text:span><text:span text:style-name="T4"> </text:span><text:span text:style-name="T4">qualidade</text:span></text:p>
          </table:table-cell>
        </table:table-row>
        <table:table-row>
          <table:covered-table-cell/>
          <table:table-cell table:style-name="Tabela7.A1" office:value-type="string">
            <text:p text:style-name="P2"><text:span text:style-name="T4">2 – </text:span><text:span text:style-name="T4">Definir</text:span><text:span text:style-name="T4"> </text:span><text:span text:style-name="T4">responsabilidades</text:span><text:span text:style-name="T4"> </text:span><text:span text:style-name="T4">da</text:span><text:span text:style-name="T4"> </text:span><text:span text:style-name="T4">equipe</text:span><text:span text:style-name="T4"> </text:span><text:span text:style-name="T4">de</text:span><text:span text:style-name="T4"> </text:span><text:span text:style-name="T4">qualidade</text:span></text:p>
          </table:table-cell>
        </table:table-row>
        <table:table-row>
          <table:covered-table-cell/>
          <table:table-cell table:style-name="Tabela7.A1" office:value-type="string">
            <text:p text:style-name="P2"><text:span text:style-name="T4">3 – </text:span><text:span text:style-name="T4">Definir</text:span><text:span text:style-name="T4"> </text:span><text:span text:style-name="T4">técnicas</text:span><text:span text:style-name="T4"> </text:span><text:span text:style-name="T4">e</text:span><text:span text:style-name="T4"> </text:span><text:span text:style-name="T4">métodos</text:span><text:span text:style-name="T4"> </text:span><text:span text:style-name="T4">de</text:span><text:span text:style-name="T4"> </text:span><text:span text:style-name="T4">auditoria</text:span></text:p>
          </table:table-cell>
        </table:table-row>
        <table:table-row>
          <table:covered-table-cell/>
          <table:table-cell table:style-name="Tabela7.A1" office:value-type="string">
            <text:p text:style-name="P2"><text:span text:style-name="T4">4 – </text:span><text:span text:style-name="T4">Detalhar</text:span><text:span text:style-name="T4"> </text:span><text:span text:style-name="T4">métricas</text:span><text:span text:style-name="T4"> </text:span><text:span text:style-name="T4">e</text:span><text:span text:style-name="T4"> </text:span><text:span text:style-name="T4">meio</text:span><text:span text:style-name="T4"> </text:span><text:span text:style-name="T4">de</text:span><text:span text:style-name="T4"> </text:span><text:span text:style-name="T4">comunicação</text:span><text:span text:style-name="T4"> </text:span><text:span text:style-name="T4">de</text:span><text:span text:style-name="T4"> </text:span><text:span text:style-name="T4">não</text:span><text:span text:style-name="T4"> </text:span><text:span text:style-name="T4">conformidades</text:span></text:p>
          </table:table-cell>
        </table:table-row>
        <table:table-row>
          <table:covered-table-cell/>
          <table:table-cell table:style-name="Tabela7.A1" office:value-type="string">
            <text:p text:style-name="P2"><text:span text:style-name="T4">5 – </text:span><text:span text:style-name="T4">Definir</text:span><text:span text:style-name="T4"> </text:span><text:span text:style-name="T4">cronograma</text:span><text:span text:style-name="T4"> </text:span><text:span text:style-name="T4">das</text:span><text:span text:style-name="T4"> </text:span><text:span text:style-name="T4">auditorias</text:span><text:span text:style-name="T4"> </text:span><text:span text:style-name="T4">de</text:span><text:span text:style-name="T4"> </text:span><text:span text:style-name="T4">acordo</text:span><text:span text:style-name="T4"> </text:span><text:span text:style-name="T4">com</text:span><text:span text:style-name="T4"> </text:span><text:span text:style-name="T4">o</text:span><text:span text:style-name="T4"> </text:span><text:span text:style-name="T4">cronograma</text:span><text:span text:style-name="T4"> </text:span><text:span text:style-name="T4">do</text:span><text:span text:style-name="T4"> </text:span><text:span text:style-name="T4">projeto</text:span><text:span text:style-name="T4">, </text:span><text:span text:style-name="T4">detalhado</text:span><text:span text:style-name="T4"> </text:span><text:span text:style-name="T4">no</text:span><text:span text:style-name="T4"> </text:span><text:span text:style-name="T4">plano</text:span><text:span text:style-name="T4"> </text:span><text:span text:style-name="T4">de</text:span><text:span text:style-name="T4"> </text:span><text:span text:style-name="T4">projeto</text:span><text:span text:style-name="T4">.</text:span></text:p>
          </table:table-cell>
        </table:table-row>
        <table:table-row>
          <table:table-cell table:style-name="Tabela7.A1" office:value-type="string">
            <text:p text:style-name="P2"><text:span text:style-name="T5">Pré</text:span><text:span text:style-name="T5">-</text:span><text:span text:style-name="T5">Condições</text:span></text:p>
          </table:table-cell>
          <table:table-cell table:style-name="Tabela7.A1" office:value-type="string">
            <text:p text:style-name="P2"><text:span text:style-name="T4">Criação</text:span><text:span text:style-name="T4"> </text:span><text:span text:style-name="T4">do</text:span><text:span text:style-name="T4"> </text:span><text:span text:style-name="T4">plano</text:span><text:span text:style-name="T4"> </text:span><text:span text:style-name="T4">do</text:span><text:span text:style-name="T4"> </text:span><text:span text:style-name="T4">projeto</text:span><text:span text:style-name="T4">.</text:span></text:p>
          </table:table-cell>
        </table:table-row>
        <table:table-row>
          <table:table-cell table:style-name="Tabela7.A1" office:value-type="string">
            <text:p text:style-name="P6">Entradas</text:p>
          </table:table-cell>
          <table:table-cell table:style-name="Tabela7.A1" office:value-type="string">
            <text:p text:style-name="P2"><text:span text:style-name="T4">- </text:span><text:span text:style-name="T4">Documento</text:span><text:span text:style-name="T4"> </text:span><text:span text:style-name="T4">do</text:span><text:span text:style-name="T4"> </text:span><text:span text:style-name="T4">plano</text:span><text:span text:style-name="T4"> </text:span><text:span text:style-name="T4">de</text:span><text:span text:style-name="T4"> </text:span><text:span text:style-name="T4">projeto</text:span></text:p>
            <text:p text:style-name="P12"><text:a xlink:type="simple" xlink:href="../Templates/Garantia%20de%20Qualidade/%5BTemplate%5D%20Plano%20de%20Qualidade.odt" text:style-name="Internet_20_link" text:visited-style-name="Visited_20_Internet_20_Link"><text:span text:style-name="T13">- </text:span></text:a><text:a xlink:type="simple" xlink:href="../Templates/Garantia%20de%20Qualidade/%5BTemplate%5D%20Plano%20de%20Qualidade.odt" text:style-name="Internet_20_link" text:visited-style-name="Visited_20_Internet_20_Link"><text:span text:style-name="T13">Template</text:span></text:a><text:a xlink:type="simple" xlink:href="../Templates/Garantia%20de%20Qualidade/%5BTemplate%5D%20Plano%20de%20Qualidade.odt" text:style-name="Internet_20_link" text:visited-style-name="Visited_20_Internet_20_Link"><text:span text:style-name="T13"> </text:span></text:a><text:a xlink:type="simple" xlink:href="../Templates/Garantia%20de%20Qualidade/%5BTemplate%5D%20Plano%20de%20Qualidade.odt" text:style-name="Internet_20_link" text:visited-style-name="Visited_20_Internet_20_Link"><text:span text:style-name="T13">de</text:span></text:a><text:a xlink:type="simple" xlink:href="../Templates/Garantia%20de%20Qualidade/%5BTemplate%5D%20Plano%20de%20Qualidade.odt" text:style-name="Internet_20_link" text:visited-style-name="Visited_20_Internet_20_Link"><text:span text:style-name="T13"> </text:span></text:a><text:a xlink:type="simple" xlink:href="../Templates/Garantia%20de%20Qualidade/%5BTemplate%5D%20Plano%20de%20Qualidade.odt" text:style-name="Internet_20_link" text:visited-style-name="Visited_20_Internet_20_Link"><text:span text:style-name="T13">Plano</text:span></text:a><text:a xlink:type="simple" xlink:href="../Templates/Garantia%20de%20Qualidade/%5BTemplate%5D%20Plano%20de%20Qualidade.odt" text:style-name="Internet_20_link" text:visited-style-name="Visited_20_Internet_20_Link"><text:span text:style-name="T13"> </text:span></text:a><text:a xlink:type="simple" xlink:href="../Templates/Garantia%20de%20Qualidade/%5BTemplate%5D%20Plano%20de%20Qualidade.odt" text:style-name="Internet_20_link" text:visited-style-name="Visited_20_Internet_20_Link"><text:span text:style-name="T13">de</text:span></text:a><text:a xlink:type="simple" xlink:href="../Templates/Garantia%20de%20Qualidade/%5BTemplate%5D%20Plano%20de%20Qualidade.odt" text:style-name="Internet_20_link" text:visited-style-name="Visited_20_Internet_20_Link"><text:span text:style-name="T13"> </text:span></text:a><text:a xlink:type="simple" xlink:href="../Templates/Garantia%20de%20Qualidade/%5BTemplate%5D%20Plano%20de%20Qualidade.odt" text:style-name="Internet_20_link" text:visited-style-name="Visited_20_Internet_20_Link"><text:span text:style-name="T13">Qualidade</text:span></text:a></text:p>
            <text:p text:style-name="P12"><text:a xlink:type="simple" xlink:href="../Templates/Garantia%20de%20Qualidade/%5BTemplate%5D%20Checklists%20Garantia%20de%20Qualidade.odt" text:style-name="Internet_20_link" text:visited-style-name="Visited_20_Internet_20_Link"><text:span text:style-name="T13">- </text:span></text:a><text:a xlink:type="simple" xlink:href="../Templates/Garantia%20de%20Qualidade/%5BTemplate%5D%20Checklists%20Garantia%20de%20Qualidade.odt" text:style-name="Internet_20_link" text:visited-style-name="Visited_20_Internet_20_Link"><text:span text:style-name="T13">Template</text:span></text:a><text:a xlink:type="simple" xlink:href="../Templates/Garantia%20de%20Qualidade/%5BTemplate%5D%20Checklists%20Garantia%20de%20Qualidade.odt" text:style-name="Internet_20_link" text:visited-style-name="Visited_20_Internet_20_Link"><text:span text:style-name="T13"> </text:span></text:a><text:a xlink:type="simple" xlink:href="../Templates/Garantia%20de%20Qualidade/%5BTemplate%5D%20Checklists%20Garantia%20de%20Qualidade.odt" text:style-name="Internet_20_link" text:visited-style-name="Visited_20_Internet_20_Link"><text:span text:style-name="T13">de</text:span></text:a><text:a xlink:type="simple" xlink:href="../Templates/Garantia%20de%20Qualidade/%5BTemplate%5D%20Checklists%20Garantia%20de%20Qualidade.odt" text:style-name="Internet_20_link" text:visited-style-name="Visited_20_Internet_20_Link"><text:span text:style-name="T13"> </text:span></text:a><text:a xlink:type="simple" xlink:href="../Templates/Garantia%20de%20Qualidade/%5BTemplate%5D%20Checklists%20Garantia%20de%20Qualidade.odt" text:style-name="Internet_20_link" text:visited-style-name="Visited_20_Internet_20_Link"><text:span text:style-name="T13">Documento</text:span></text:a><text:a xlink:type="simple" xlink:href="../Templates/Garantia%20de%20Qualidade/%5BTemplate%5D%20Checklists%20Garantia%20de%20Qualidade.odt" text:style-name="Internet_20_link" text:visited-style-name="Visited_20_Internet_20_Link"><text:span text:style-name="T13"> </text:span></text:a><text:a xlink:type="simple" xlink:href="../Templates/Garantia%20de%20Qualidade/%5BTemplate%5D%20Checklists%20Garantia%20de%20Qualidade.odt" text:style-name="Internet_20_link" text:visited-style-name="Visited_20_Internet_20_Link"><text:span text:style-name="T13">de</text:span></text:a><text:a xlink:type="simple" xlink:href="../Templates/Garantia%20de%20Qualidade/%5BTemplate%5D%20Checklists%20Garantia%20de%20Qualidade.odt" text:style-name="Internet_20_link" text:visited-style-name="Visited_20_Internet_20_Link"><text:span text:style-name="T13"> </text:span></text:a><text:a xlink:type="simple" xlink:href="../Templates/Garantia%20de%20Qualidade/%5BTemplate%5D%20Checklists%20Garantia%20de%20Qualidade.odt" text:style-name="Internet_20_link" text:visited-style-name="Visited_20_Internet_20_Link"><text:span text:style-name="T13">Checklist</text:span></text:a><text:a xlink:type="simple" xlink:href="../Templates/Garantia%20de%20Qualidade/%5BTemplate%5D%20Checklists%20Garantia%20de%20Qualidade.odt" text:style-name="Internet_20_link" text:visited-style-name="Visited_20_Internet_20_Link"><text:span text:style-name="T13"> </text:span></text:a><text:a xlink:type="simple" xlink:href="../Templates/Garantia%20de%20Qualidade/%5BTemplate%5D%20Checklists%20Garantia%20de%20Qualidade.odt" text:style-name="Internet_20_link" text:visited-style-name="Visited_20_Internet_20_Link"><text:span text:style-name="T13">para</text:span></text:a><text:a xlink:type="simple" xlink:href="../Templates/Garantia%20de%20Qualidade/%5BTemplate%5D%20Checklists%20Garantia%20de%20Qualidade.odt" text:style-name="Internet_20_link" text:visited-style-name="Visited_20_Internet_20_Link"><text:span text:style-name="T13"> </text:span></text:a><text:a xlink:type="simple" xlink:href="../Templates/Garantia%20de%20Qualidade/%5BTemplate%5D%20Checklists%20Garantia%20de%20Qualidade.odt" text:style-name="Internet_20_link" text:visited-style-name="Visited_20_Internet_20_Link"><text:span text:style-name="T13">Qualidade</text:span></text:a></text:p>
          </table:table-cell>
        </table:table-row>
        <table:table-row>
          <table:table-cell table:style-name="Tabela7.A1" office:value-type="string">
            <text:p text:style-name="P2"><text:span text:style-name="T5">Critérios</text:span><text:span text:style-name="T5"> </text:span><text:span text:style-name="T5">de</text:span><text:span text:style-name="T5"> </text:span><text:span text:style-name="T5">Saída</text:span></text:p>
          </table:table-cell>
          <table:table-cell table:style-name="Tabela7.A1" office:value-type="string">
            <text:p text:style-name="P2"><text:span text:style-name="T4">Notificação</text:span><text:span text:style-name="T4"> </text:span><text:span text:style-name="T4">do</text:span><text:span text:style-name="T4"> </text:span><text:span text:style-name="T4">término</text:span><text:span text:style-name="T4"> </text:span><text:span text:style-name="T4">do</text:span><text:span text:style-name="T4"> </text:span><text:span text:style-name="T4">plano</text:span><text:span text:style-name="T4"> </text:span><text:span text:style-name="T4">de</text:span><text:span text:style-name="T4"> </text:span><text:span text:style-name="T4">qualidade</text:span><text:span text:style-name="T4"> </text:span><text:span text:style-name="T4">e</text:span><text:span text:style-name="T4"> </text:span><text:span text:style-name="T4">disponibilização</text:span><text:span text:style-name="T4"> </text:span><text:span text:style-name="T4">do</text:span><text:span text:style-name="T4"> </text:span><text:span text:style-name="T4">documento</text:span><text:span text:style-name="T4"> </text:span><text:span text:style-name="T4">a</text:span><text:span text:style-name="T4"> </text:span><text:span text:style-name="T4">todos</text:span><text:span text:style-name="T4"> </text:span><text:span text:style-name="T4">os</text:span><text:span text:style-name="T4"> </text:span><text:span text:style-name="T4">interessados</text:span><text:span text:style-name="T4">.</text:span></text:p>
          </table:table-cell>
        </table:table-row>
        <table:table-row>
          <table:table-cell table:style-name="Tabela7.A1" office:value-type="string">
            <text:p text:style-name="P6">Produtos</text:p>
          </table:table-cell>
          <table:table-cell table:style-name="Tabela7.A1" office:value-type="string">
            <text:p text:style-name="P2"><text:span text:style-name="T4">-</text:span><text:span text:style-name="T4">Documento</text:span><text:span text:style-name="T4"> </text:span><text:span text:style-name="T4">de</text:span><text:span text:style-name="T4"> </text:span><text:span text:style-name="T4">Plano</text:span><text:span text:style-name="T4"> </text:span><text:span text:style-name="T4">de</text:span><text:span text:style-name="T4"> </text:span><text:span text:style-name="T4">Qualidade</text:span></text:p>
            <text:p text:style-name="P2"><text:span text:style-name="T4">-</text:span><text:span text:style-name="T4">Documento</text:span><text:span text:style-name="T4"> </text:span><text:span text:style-name="T4">de</text:span><text:span text:style-name="T4"> </text:span><text:span text:style-name="T4">Checklist</text:span><text:span text:style-name="T4"> </text:span><text:span text:style-name="T4">para</text:span><text:span text:style-name="T4"> </text:span><text:span text:style-name="T4">Qualidade</text:span></text:p>
          </table:table-cell>
        </table:table-row>
        <table:table-row>
          <table:table-cell table:style-name="Tabela7.A1" office:value-type="string">
            <text:p text:style-name="P6">Ferramentas</text:p>
          </table:table-cell>
          <table:table-cell table:style-name="Tabela7.A1" office:value-type="string">
            <text:p text:style-name="P2"><text:span text:style-name="T4">-</text:span><text:span text:style-name="T4">Um</text:span><text:span text:style-name="T4"> </text:span><text:span text:style-name="T4">software</text:span><text:span text:style-name="T4"> </text:span><text:span text:style-name="T4">de</text:span><text:span text:style-name="T4"> </text:span><text:span text:style-name="T4">controle</text:span><text:span text:style-name="T4"> </text:span><text:span text:style-name="T4">de</text:span><text:span text:style-name="T4"> </text:span><text:span text:style-name="T4">versão</text:span><text:span text:style-name="T4"> </text:span><text:span text:style-name="T4">e</text:span><text:span text:style-name="T4"> </text:span><text:span text:style-name="T4">de</text:span><text:span text:style-name="T4"> </text:span><text:span text:style-name="T4">configuração</text:span><text:span text:style-name="T4"> </text:span><text:span text:style-name="T4">definido</text:span><text:span text:style-name="T4">, </text:span><text:span text:style-name="T4">como</text:span><text:span text:style-name="T4"> </text:span><text:span text:style-name="T4">por</text:span><text:span text:style-name="T4"> </text:span><text:span text:style-name="T4">exemplo</text:span><text:span text:style-name="T4"> </text:span><text:span text:style-name="T4">o</text:span><text:span text:style-name="T4"> </text:span><text:span text:style-name="T4">Git</text:span><text:span text:style-name="T4"> </text:span><text:span text:style-name="T4">ou</text:span><text:span text:style-name="T4"> </text:span><text:span text:style-name="T4">o</text:span><text:span text:style-name="T4"> </text:span><text:span text:style-name="T4">SVN</text:span><text:span text:style-name="T4">;</text:span></text:p>
            <text:p text:style-name="P2"><text:span text:style-name="T4">-</text:span><text:span text:style-name="T4">Ferramentas</text:span><text:span text:style-name="T4"> </text:span><text:span text:style-name="T4">de</text:span><text:span text:style-name="T4"> </text:span><text:span text:style-name="T4">edição</text:span><text:span text:style-name="T4"> </text:span><text:span text:style-name="T4">de</text:span><text:span text:style-name="T4"> </text:span><text:span text:style-name="T4">texto</text:span><text:span text:style-name="T4"> </text:span><text:span text:style-name="T4">para</text:span><text:span text:style-name="T4"> </text:span><text:span text:style-name="T4">os</text:span><text:span text:style-name="T4"> </text:span><text:span text:style-name="T4">vários</text:span><text:span text:style-name="T4"> </text:span><text:span text:style-name="T4">documentos</text:span><text:span text:style-name="T4"> </text:span><text:span text:style-name="T4">utilizados</text:span><text:span text:style-name="T4"> </text:span><text:span text:style-name="T4">e</text:span><text:span text:style-name="T4"> </text:span><text:span text:style-name="T4">modificados</text:span><text:span text:style-name="T4">, </text:span><text:span text:style-name="T4">como</text:span><text:span text:style-name="T4"> </text:span><text:span text:style-name="T4">Microsoft</text:span><text:span text:style-name="T4"> </text:span><text:span text:style-name="T4">Word</text:span><text:span text:style-name="T4"> </text:span><text:span text:style-name="T4">ou</text:span><text:span text:style-name="T4"> </text:span><text:span text:style-name="T4">LibreOffice</text:span><text:span text:style-name="T4"> </text:span><text:span text:style-name="T4">Writer</text:span><text:span text:style-name="T4">;</text:span></text:p>
            <text:p text:style-name="P2"><text:span text:style-name="T4">-</text:span><text:span text:style-name="T4">Para</text:span><text:span text:style-name="T4"> </text:span><text:span text:style-name="T4">comunicação</text:span><text:span text:style-name="T4">, </text:span><text:span text:style-name="T4">pode</text:span><text:span text:style-name="T4"> </text:span><text:span text:style-name="T4">ser</text:span><text:span text:style-name="T4"> </text:span><text:span text:style-name="T4">utilizada</text:span><text:span text:style-name="T4"> </text:span><text:span text:style-name="T4">uma</text:span><text:span text:style-name="T4"> </text:span><text:span text:style-name="T4">lista</text:span><text:span text:style-name="T4"> </text:span><text:span text:style-name="T4">de</text:span><text:span text:style-name="T4"> </text:span><text:span text:style-name="T4">e</text:span><text:span text:style-name="T4">-</text:span><text:span text:style-name="T4">mails</text:span><text:span text:style-name="T4"> </text:span><text:span text:style-name="T4">ou</text:span><text:span text:style-name="T4"> </text:span><text:span text:style-name="T4">o</text:span><text:span text:style-name="T4"> </text:span><text:span text:style-name="T4">ambiente</text:span><text:span text:style-name="T4"> </text:span><text:span text:style-name="T4">Hangout</text:span><text:span text:style-name="T4"> </text:span><text:span text:style-name="T4">para</text:span><text:span text:style-name="T4"> </text:span><text:span text:style-name="T4">reuniões</text:span><text:span text:style-name="T4"> </text:span><text:span text:style-name="T4">online</text:span><text:span text:style-name="T4">.</text:span></text:p>
            <text:p text:style-name="P5"/>
          </table:table-cell>
        </table:table-row>
      </table:table>
      <text:p text:style-name="P2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6">Atividade</text:p>
          </table:table-cell>
          <table:table-cell table:style-name="Tabela8.A1" office:value-type="string">
            <text:p text:style-name="P2"><text:span text:style-name="T4">Realizar</text:span><text:span text:style-name="T4"> </text:span><text:span text:style-name="T4">Auditoria</text:span></text:p>
          </table:table-cell>
        </table:table-row>
        <table:table-row>
          <table:table-cell table:style-name="Tabela8.A1" table:number-rows-spanned="4" office:value-type="string">
            <text:p text:style-name="P6">Responsabilidades</text:p>
          </table:table-cell>
          <table:table-cell table:style-name="Tabela8.A1" office:value-type="string">
            <text:p text:style-name="P2"><text:span text:style-name="T5">Realização</text:span><text:span text:style-name="T5">:</text:span><text:span text:style-name="T4">Equipe</text:span><text:span text:style-name="T4"> </text:span><text:span text:style-name="T4">de</text:span><text:span text:style-name="T4"> </text:span><text:span text:style-name="T4">qualidade</text:span></text:p>
          </table:table-cell>
        </table:table-row>
        <table:table-row>
          <table:covered-table-cell/>
          <table:table-cell table:style-name="Tabela8.A1" office:value-type="string">
            <text:p text:style-name="P2"><text:span text:style-name="T5">Aprovação</text:span><text:span text:style-name="T5">:</text:span><text:span text:style-name="T4">Não</text:span><text:span text:style-name="T4"> </text:span><text:span text:style-name="T4">se</text:span><text:span text:style-name="T4"> </text:span><text:span text:style-name="T4">aplica</text:span></text:p>
          </table:table-cell>
        </table:table-row>
        <table:table-row>
          <table:covered-table-cell/>
          <table:table-cell table:style-name="Tabela8.A1" office:value-type="string">
            <text:p text:style-name="P2"><text:span text:style-name="T5">Colaboração</text:span><text:span text:style-name="T5">:</text:span><text:span text:style-name="T4">Membros</text:span><text:span text:style-name="T4"> </text:span><text:span text:style-name="T4">da</text:span><text:span text:style-name="T4"> </text:span><text:span text:style-name="T4">equipe</text:span><text:span text:style-name="T4"> </text:span><text:span text:style-name="T4">de</text:span><text:span text:style-name="T4"> </text:span><text:span text:style-name="T4">qualidade</text:span></text:p>
          </table:table-cell>
        </table:table-row>
        <table:table-row>
          <table:covered-table-cell/>
          <table:table-cell table:style-name="Tabela8.A1" office:value-type="string">
            <text:p text:style-name="P2"><text:span text:style-name="T5">Informação</text:span><text:span text:style-name="T5">:</text:span><text:span text:style-name="T4">Equipe</text:span><text:span text:style-name="T4"> </text:span><text:span text:style-name="T4">de</text:span><text:span text:style-name="T4"> </text:span><text:span text:style-name="T4">qualidade</text:span><text:span text:style-name="T4"> </text:span><text:span text:style-name="T4">e</text:span><text:span text:style-name="T4"> </text:span><text:span text:style-name="T4">interessados</text:span><text:span text:style-name="T4"> </text:span><text:span text:style-name="T4">no</text:span><text:span text:style-name="T4"> </text:span><text:span text:style-name="T4">projeto</text:span></text:p>
          </table:table-cell>
        </table:table-row>
        <table:table-row>
          <table:table-cell table:style-name="Tabela8.A1" table:number-rows-spanned="4" office:value-type="string">
            <text:p text:style-name="P6">Tarefas</text:p>
          </table:table-cell>
          <table:table-cell table:style-name="Tabela8.A1" office:value-type="string">
            <text:p text:style-name="P2"><text:span text:style-name="T4">1 – </text:span><text:span text:style-name="T4">Avaliar</text:span><text:span text:style-name="T4"> </text:span><text:span text:style-name="T4">objetivamente</text:span><text:span text:style-name="T4"> </text:span><text:span text:style-name="T4">o</text:span><text:span text:style-name="T4"> </text:span><text:span text:style-name="T4">artefato</text:span><text:span text:style-name="T4"> </text:span><text:span text:style-name="T4">de</text:span><text:span text:style-name="T4"> </text:span><text:span text:style-name="T4">entrada</text:span><text:span text:style-name="T4"> </text:span><text:span text:style-name="T4">através</text:span><text:span text:style-name="T4"> </text:span><text:span text:style-name="T4">de</text:span><text:span text:style-name="T4"> </text:span><text:span text:style-name="T4">check</text:span><text:span text:style-name="T4"> </text:span><text:span text:style-name="T4">list</text:span><text:span text:style-name="T4"> </text:span><text:span text:style-name="T4">elaborado</text:span><text:span text:style-name="T4"> </text:span><text:span text:style-name="T4">juntamente</text:span><text:span text:style-name="T4"> </text:span><text:span text:style-name="T4">com</text:span><text:span text:style-name="T4"> </text:span><text:span text:style-name="T4">o</text:span><text:span text:style-name="T4"> </text:span><text:span text:style-name="T4">plano</text:span><text:span text:style-name="T4"> </text:span><text:span text:style-name="T4">de</text:span><text:span text:style-name="T4"> </text:span><text:span text:style-name="T4">qualidade</text:span><text:span text:style-name="T4">.</text:span></text:p>
          </table:table-cell>
        </table:table-row>
        <table:table-row>
          <table:covered-table-cell/>
          <table:table-cell table:style-name="Tabela8.A1" office:value-type="string">
            <text:p text:style-name="P2"><text:span text:style-name="T4">2 – </text:span><text:span text:style-name="T4">Documentar</text:span><text:span text:style-name="T4"> </text:span><text:span text:style-name="T4">não</text:span><text:span text:style-name="T4"> </text:span><text:span text:style-name="T4">conformidades</text:span><text:span text:style-name="T4">. </text:span><text:span text:style-name="T4">Template</text:span><text:span text:style-name="T4"> </text:span><text:span text:style-name="T4">está</text:span><text:span text:style-name="T7"> </text:span><text:span text:style-name="T4">aqui</text:span><text:span text:style-name="T4">.</text:span></text:p>
          </table:table-cell>
        </table:table-row>
        <table:table-row>
          <table:covered-table-cell/>
          <table:table-cell table:style-name="Tabela8.A1" office:value-type="string">
            <text:p text:style-name="P2"><text:span text:style-name="T4">3 – </text:span><text:span text:style-name="T4">Contabilizar</text:span><text:span text:style-name="T4"> </text:span><text:span text:style-name="T4">não</text:span><text:span text:style-name="T4"> </text:span><text:span text:style-name="T4">conformidades</text:span><text:span text:style-name="T4">.</text:span></text:p>
          </table:table-cell>
        </table:table-row>
        <table:table-row>
          <table:covered-table-cell/>
          <table:table-cell table:style-name="Tabela8.A1" office:value-type="string">
            <text:p text:style-name="P2"><text:span text:style-name="T4">4 – </text:span><text:span text:style-name="T4">Emitir</text:span><text:span text:style-name="T4"> </text:span><text:span text:style-name="T4">relatório</text:span><text:span text:style-name="T4"> </text:span><text:span text:style-name="T4">de</text:span><text:span text:style-name="T4"> </text:span><text:span text:style-name="T4">qualidade</text:span><text:span text:style-name="T4">.</text:span></text:p>
          </table:table-cell>
        </table:table-row>
        <table:table-row>
          <table:table-cell table:style-name="Tabela8.A1" office:value-type="string">
            <text:p text:style-name="P2"><text:span text:style-name="T5">Pré</text:span><text:span text:style-name="T5">-</text:span><text:span text:style-name="T5">Condições</text:span></text:p>
          </table:table-cell>
          <table:table-cell table:style-name="Tabela8.A1" office:value-type="string">
            <text:p text:style-name="P2"><text:span text:style-name="T4">Etapa</text:span><text:span text:style-name="T4"> </text:span><text:span text:style-name="T4">do</text:span><text:span text:style-name="T4"> </text:span><text:span text:style-name="T4">projeto</text:span><text:span text:style-name="T4"> </text:span><text:span text:style-name="T4">concluída</text:span><text:span text:style-name="T4"> </text:span><text:span text:style-name="T4">e</text:span><text:span text:style-name="T4"> </text:span><text:span text:style-name="T4">artefato</text:span><text:span text:style-name="T4"> </text:span><text:span text:style-name="T4">produzido</text:span><text:span text:style-name="T4"> </text:span><text:span text:style-name="T4">e</text:span><text:span text:style-name="T4"> </text:span><text:span text:style-name="T4">disponibilizado</text:span><text:span text:style-name="T4"> </text:span><text:span text:style-name="T4">para</text:span><text:span text:style-name="T4"> </text:span><text:span text:style-name="T4">auditoria</text:span><text:span text:style-name="T4">.</text:span></text:p>
          </table:table-cell>
        </table:table-row>
        <text:soft-page-break/>
        <table:table-row>
          <table:table-cell table:style-name="Tabela8.A1" office:value-type="string">
            <text:p text:style-name="P6">Entradas</text:p>
          </table:table-cell>
          <table:table-cell table:style-name="Tabela8.A1" office:value-type="string">
            <text:p text:style-name="P2"><text:a xlink:type="simple" xlink:href="../Templates/Garantia%20de%20Qualidade/%5BTemplate%5D%20Documento%20de%20Relatorio%20de%20Qualidade.odt" text:style-name="Internet_20_link" text:visited-style-name="Visited_20_Internet_20_Link"><text:span text:style-name="T10">-</text:span></text:a><text:a xlink:type="simple" xlink:href="../Templates/Garantia%20de%20Qualidade/%5BTemplate%5D%20Documento%20de%20Relatorio%20de%20Qualidade.odt" text:style-name="Internet_20_link" text:visited-style-name="Visited_20_Internet_20_Link"><text:span text:style-name="T11"> Template do relatório de qualidade</text:span></text:a></text:p>
            <text:p text:style-name="P2"><text:span text:style-name="T4">- </text:span><text:span text:style-name="T4">Artefato</text:span><text:span text:style-name="T4"> </text:span><text:span text:style-name="T4">para</text:span><text:span text:style-name="T4"> </text:span><text:span text:style-name="T4">auditoria</text:span><text:span text:style-name="T4">.</text:span></text:p>
          </table:table-cell>
        </table:table-row>
        <table:table-row>
          <table:table-cell table:style-name="Tabela8.A1" office:value-type="string">
            <text:p text:style-name="P2"><text:span text:style-name="T5">Critérios</text:span><text:span text:style-name="T5"> </text:span><text:span text:style-name="T5">de</text:span><text:span text:style-name="T5"> </text:span><text:span text:style-name="T5">Saída</text:span></text:p>
          </table:table-cell>
          <table:table-cell table:style-name="Tabela8.A1" office:value-type="string">
            <text:p text:style-name="P2"><text:span text:style-name="T4">Nenhum</text:span><text:span text:style-name="T4"> </text:span><text:span text:style-name="T4">critério</text:span><text:span text:style-name="T4"> </text:span><text:span text:style-name="T4">específico</text:span><text:span text:style-name="T4">.</text:span></text:p>
          </table:table-cell>
        </table:table-row>
        <table:table-row>
          <table:table-cell table:style-name="Tabela8.A1" office:value-type="string">
            <text:p text:style-name="P6">Produtos</text:p>
          </table:table-cell>
          <table:table-cell table:style-name="Tabela8.A1" office:value-type="string">
            <text:p text:style-name="P2"><text:span text:style-name="T4">- </text:span><text:span text:style-name="T4">Relatório</text:span><text:span text:style-name="T4"> </text:span><text:span text:style-name="T4">de</text:span><text:span text:style-name="T4"> </text:span><text:span text:style-name="T4">Qualidade</text:span></text:p>
          </table:table-cell>
        </table:table-row>
        <table:table-row>
          <table:table-cell table:style-name="Tabela8.A1" office:value-type="string">
            <text:p text:style-name="P6">Ferramentas</text:p>
          </table:table-cell>
          <table:table-cell table:style-name="Tabela8.A1" office:value-type="string">
            <text:p text:style-name="P5">- Ferramenta de edição de texto, como Microsoft Word ou LibreOffice Writer</text:p>
            <text:p text:style-name="P2"><text:span text:style-name="T4">- </text:span><text:span text:style-name="T4">Ferramenta</text:span><text:span text:style-name="T4"> </text:span><text:span text:style-name="T4">de</text:span><text:span text:style-name="T4"> </text:span><text:span text:style-name="T4">edição</text:span><text:span text:style-name="T4"> </text:span><text:span text:style-name="T4">de</text:span><text:span text:style-name="T4"> </text:span><text:span text:style-name="T4">planilha</text:span><text:span text:style-name="T4">, </text:span><text:span text:style-name="T4">como</text:span><text:span text:style-name="T4"> </text:span><text:span text:style-name="T4">Microsoft</text:span><text:span text:style-name="T4"> </text:span><text:span text:style-name="T4">Excel</text:span><text:span text:style-name="T4"> </text:span><text:span text:style-name="T4">ou</text:span><text:span text:style-name="T4"> </text:span><text:span text:style-name="T4">LibreOffice</text:span></text:p>
          </table:table-cell>
        </table:table-row>
      </table:table>
      <text:p text:style-name="P2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6">Atividade</text:p>
          </table:table-cell>
          <table:table-cell table:style-name="Tabela9.A1" office:value-type="string">
            <text:p text:style-name="P2"><text:span text:style-name="T4">Comunicar</text:span><text:span text:style-name="T4"> </text:span><text:span text:style-name="T4">Não</text:span><text:span text:style-name="T4"> </text:span><text:span text:style-name="T4">Conformidade</text:span></text:p>
          </table:table-cell>
        </table:table-row>
        <table:table-row>
          <table:table-cell table:style-name="Tabela9.A1" table:number-rows-spanned="4" office:value-type="string">
            <text:p text:style-name="P6">Responsabilidades</text:p>
          </table:table-cell>
          <table:table-cell table:style-name="Tabela9.A1" office:value-type="string">
            <text:p text:style-name="P2"><text:span text:style-name="T5">Realização</text:span><text:span text:style-name="T5">:</text:span><text:span text:style-name="T4">Equipe</text:span><text:span text:style-name="T4"> </text:span><text:span text:style-name="T4">de</text:span><text:span text:style-name="T4"> </text:span><text:span text:style-name="T4">qualidade</text:span></text:p>
          </table:table-cell>
        </table:table-row>
        <table:table-row>
          <table:covered-table-cell/>
          <table:table-cell table:style-name="Tabela9.A1" office:value-type="string">
            <text:p text:style-name="P2"><text:span text:style-name="T5">Aprovação</text:span><text:span text:style-name="T5">:</text:span><text:span text:style-name="T4">Não</text:span><text:span text:style-name="T4"> </text:span><text:span text:style-name="T4">se</text:span><text:span text:style-name="T4"> </text:span><text:span text:style-name="T4">aplica</text:span><text:span text:style-name="T4">.</text:span></text:p>
          </table:table-cell>
        </table:table-row>
        <table:table-row>
          <table:covered-table-cell/>
          <table:table-cell table:style-name="Tabela9.A1" office:value-type="string">
            <text:p text:style-name="P2"><text:span text:style-name="T5">Colaboração</text:span><text:span text:style-name="T5">:</text:span><text:span text:style-name="T4">Membros</text:span><text:span text:style-name="T4"> </text:span><text:span text:style-name="T4">da</text:span><text:span text:style-name="T4"> </text:span><text:span text:style-name="T4">equipe</text:span><text:span text:style-name="T4"> </text:span><text:span text:style-name="T4">de</text:span><text:span text:style-name="T4"> </text:span><text:span text:style-name="T4">qualidade</text:span></text:p>
          </table:table-cell>
        </table:table-row>
        <table:table-row>
          <table:covered-table-cell/>
          <table:table-cell table:style-name="Tabela9.A1" office:value-type="string">
            <text:p text:style-name="P2"><text:span text:style-name="T5">Informação</text:span><text:span text:style-name="T5">:</text:span><text:span text:style-name="T4">Equipe</text:span><text:span text:style-name="T4"> </text:span><text:span text:style-name="T4">de</text:span><text:span text:style-name="T4"> </text:span><text:span text:style-name="T4">qualidade</text:span><text:span text:style-name="T4"> </text:span><text:span text:style-name="T4">e</text:span><text:span text:style-name="T4"> </text:span><text:span text:style-name="T4">interessado</text:span><text:span text:style-name="T4"> </text:span><text:span text:style-name="T4">no</text:span><text:span text:style-name="T4"> </text:span><text:span text:style-name="T4">projeto</text:span><text:span text:style-name="T4">.</text:span></text:p>
          </table:table-cell>
        </table:table-row>
        <table:table-row>
          <table:table-cell table:style-name="Tabela9.A1" table:number-rows-spanned="3" office:value-type="string">
            <text:p text:style-name="P6">Tarefas</text:p>
          </table:table-cell>
          <table:table-cell table:style-name="Tabela9.A1" office:value-type="string">
            <text:p text:style-name="P2"><text:span text:style-name="T4">1 – </text:span><text:span text:style-name="T4">Verificar</text:span><text:span text:style-name="T4"> </text:span><text:span text:style-name="T4">qual</text:span><text:span text:style-name="T4"> </text:span><text:span text:style-name="T4">o</text:span><text:span text:style-name="T4"> </text:span><text:span text:style-name="T4">responsável</text:span><text:span text:style-name="T4"> </text:span><text:span text:style-name="T4">pelo</text:span><text:span text:style-name="T4"> </text:span><text:span text:style-name="T4">setor</text:span><text:span text:style-name="T4"> </text:span><text:span text:style-name="T4">onde</text:span><text:span text:style-name="T4"> </text:span><text:span text:style-name="T4">a</text:span><text:span text:style-name="T4"> </text:span><text:span text:style-name="T4">não</text:span><text:span text:style-name="T4"> </text:span><text:span text:style-name="T4">conformidade</text:span><text:span text:style-name="T4"> </text:span><text:span text:style-name="T4">foi</text:span><text:span text:style-name="T4"> </text:span><text:span text:style-name="T4">encontrada</text:span><text:span text:style-name="T4">.</text:span></text:p>
          </table:table-cell>
        </table:table-row>
        <table:table-row>
          <table:covered-table-cell/>
          <table:table-cell table:style-name="Tabela9.A1" office:value-type="string">
            <text:p text:style-name="P2"><text:span text:style-name="T4">2 – </text:span><text:span text:style-name="T4">Comunicar</text:span><text:span text:style-name="T4"> </text:span><text:span text:style-name="T4">o</text:span><text:span text:style-name="T4"> </text:span><text:span text:style-name="T4">setor</text:span><text:span text:style-name="T4"> </text:span><text:span text:style-name="T4">responsável</text:span><text:span text:style-name="T4"> </text:span><text:span text:style-name="T4">anexando</text:span><text:span text:style-name="T4"> </text:span><text:span text:style-name="T4">o</text:span><text:span text:style-name="T4"> </text:span><text:span text:style-name="T4">documento</text:span><text:span text:style-name="T4"> </text:span><text:span text:style-name="T4">onde</text:span><text:span text:style-name="T4"> </text:span><text:span text:style-name="T4">consta</text:span><text:span text:style-name="T4"> </text:span><text:span text:style-name="T4">a</text:span><text:span text:style-name="T4"> </text:span><text:span text:style-name="T4">não</text:span><text:span text:style-name="T4"> </text:span><text:span text:style-name="T4">conformidade</text:span><text:span text:style-name="T4">.</text:span></text:p>
          </table:table-cell>
        </table:table-row>
        <table:table-row>
          <table:covered-table-cell/>
          <table:table-cell table:style-name="Tabela9.A1" office:value-type="string">
            <text:p text:style-name="P2"><text:span text:style-name="T4">3 – </text:span><text:span text:style-name="T4">Copiar</text:span><text:span text:style-name="T4"> </text:span><text:span text:style-name="T4">o</text:span><text:span text:style-name="T4"> </text:span><text:span text:style-name="T4">gerente</text:span><text:span text:style-name="T4"> </text:span><text:span text:style-name="T4">de</text:span><text:span text:style-name="T4"> </text:span><text:span text:style-name="T4">projeto</text:span><text:span text:style-name="T4"> </text:span><text:span text:style-name="T4">para</text:span><text:span text:style-name="T4"> </text:span><text:span text:style-name="T4">conhecimento</text:span><text:span text:style-name="T4"> </text:span><text:span text:style-name="T4">de</text:span><text:span text:style-name="T4"> </text:span><text:span text:style-name="T4">não</text:span><text:span text:style-name="T4"> </text:span><text:span text:style-name="T4">conformidade</text:span><text:span text:style-name="T4">.</text:span></text:p>
          </table:table-cell>
        </table:table-row>
        <table:table-row>
          <table:table-cell table:style-name="Tabela9.A1" office:value-type="string">
            <text:p text:style-name="P2"><text:span text:style-name="T5">Pré</text:span><text:span text:style-name="T5">-</text:span><text:span text:style-name="T5">Condições</text:span></text:p>
          </table:table-cell>
          <table:table-cell table:style-name="Tabela9.A1" office:value-type="string">
            <text:p text:style-name="P2"><text:span text:style-name="T4">Auditoria</text:span><text:span text:style-name="T4"> </text:span><text:span text:style-name="T4">Realizada</text:span></text:p>
          </table:table-cell>
        </table:table-row>
        <table:table-row>
          <table:table-cell table:style-name="Tabela9.A1" office:value-type="string">
            <text:p text:style-name="P6">Entradas</text:p>
          </table:table-cell>
          <table:table-cell table:style-name="Tabela9.A1" office:value-type="string">
            <text:p text:style-name="P2"><text:span text:style-name="T4">- </text:span><text:span text:style-name="T4">Relatório</text:span><text:span text:style-name="T4"> </text:span><text:span text:style-name="T4">de</text:span><text:span text:style-name="T4"> </text:span><text:span text:style-name="T4">Qualidade</text:span></text:p>
          </table:table-cell>
        </table:table-row>
        <table:table-row>
          <table:table-cell table:style-name="Tabela9.A1" office:value-type="string">
            <text:p text:style-name="P2"><text:span text:style-name="T5">Critérios</text:span><text:span text:style-name="T5"> </text:span><text:span text:style-name="T5">de</text:span><text:span text:style-name="T5"> </text:span><text:span text:style-name="T5">Saída</text:span></text:p>
          </table:table-cell>
          <table:table-cell table:style-name="Tabela9.A1" office:value-type="string">
            <text:p text:style-name="P2"><text:span text:style-name="T4">Todas</text:span><text:span text:style-name="T4"> </text:span><text:span text:style-name="T4">as</text:span><text:span text:style-name="T4"> </text:span><text:span text:style-name="T4">não</text:span><text:span text:style-name="T4"> </text:span><text:span text:style-name="T4">conformidades</text:span><text:span text:style-name="T4"> </text:span><text:span text:style-name="T4">comunicadas</text:span><text:span text:style-name="T4"> </text:span><text:span text:style-name="T4">aos</text:span><text:span text:style-name="T4"> </text:span><text:span text:style-name="T4">responsáveis</text:span><text:span text:style-name="T4">.</text:span></text:p>
          </table:table-cell>
        </table:table-row>
        <table:table-row>
          <table:table-cell table:style-name="Tabela9.A1" office:value-type="string">
            <text:p text:style-name="P6">Produtos</text:p>
          </table:table-cell>
          <table:table-cell table:style-name="Tabela9.A1" office:value-type="string">
            <text:p text:style-name="P2"><text:span text:style-name="T4">- </text:span><text:span text:style-name="T4">Relatório</text:span><text:span text:style-name="T4"> </text:span><text:span text:style-name="T4">de</text:span><text:span text:style-name="T4"> </text:span><text:span text:style-name="T4">qualidade</text:span><text:span text:style-name="T4"> </text:span><text:span text:style-name="T4">atualizado</text:span><text:span text:style-name="T4"> </text:span><text:span text:style-name="T4">com</text:span><text:span text:style-name="T4"> </text:span><text:span text:style-name="T4">as</text:span><text:span text:style-name="T4"> </text:span><text:span text:style-name="T4">datas</text:span><text:span text:style-name="T4"> </text:span><text:span text:style-name="T4">de</text:span><text:span text:style-name="T4"> </text:span><text:span text:style-name="T4">comunicação</text:span><text:span text:style-name="T4"> </text:span><text:span text:style-name="T4">de</text:span><text:span text:style-name="T4"> </text:span><text:span text:style-name="T4">cada</text:span><text:span text:style-name="T4"> </text:span><text:span text:style-name="T4">não</text:span><text:span text:style-name="T4"> </text:span><text:span text:style-name="T4">conformidade</text:span><text:span text:style-name="T4">.</text:span></text:p>
          </table:table-cell>
        </table:table-row>
        <table:table-row>
          <table:table-cell table:style-name="Tabela9.A1" office:value-type="string">
            <text:p text:style-name="P6">Ferramentas</text:p>
          </table:table-cell>
          <table:table-cell table:style-name="Tabela9.A1" office:value-type="string">
            <text:p text:style-name="P2"><text:span text:style-name="T4">-</text:span><text:span text:style-name="T4">Um</text:span><text:span text:style-name="T4"> </text:span><text:span text:style-name="T4">software</text:span><text:span text:style-name="T4"> </text:span><text:span text:style-name="T4">de</text:span><text:span text:style-name="T4"> </text:span><text:span text:style-name="T4">controle</text:span><text:span text:style-name="T4"> </text:span><text:span text:style-name="T4">de</text:span><text:span text:style-name="T4"> </text:span><text:span text:style-name="T4">versão</text:span><text:span text:style-name="T4"> </text:span><text:span text:style-name="T4">e</text:span><text:span text:style-name="T4"> </text:span><text:span text:style-name="T4">de</text:span><text:span text:style-name="T4"> </text:span><text:span text:style-name="T4">configuração</text:span><text:span text:style-name="T4"> </text:span><text:span text:style-name="T4">definido</text:span><text:span text:style-name="T4">, </text:span><text:span text:style-name="T4">como</text:span><text:span text:style-name="T4"> </text:span><text:span text:style-name="T4">por</text:span><text:span text:style-name="T4"> </text:span><text:span text:style-name="T4">exemplo</text:span><text:span text:style-name="T4"> </text:span><text:span text:style-name="T4">o</text:span><text:span text:style-name="T4"> </text:span><text:span text:style-name="T4">Git</text:span><text:span text:style-name="T4"> </text:span><text:span text:style-name="T4">ou</text:span><text:span text:style-name="T4"> </text:span><text:span text:style-name="T4">o</text:span><text:span text:style-name="T4"> </text:span><text:span text:style-name="T4">SVN</text:span><text:span text:style-name="T4">;</text:span></text:p>
            <text:p text:style-name="P2"><text:span text:style-name="T4">-</text:span><text:span text:style-name="T4">Ferramentas</text:span><text:span text:style-name="T4"> </text:span><text:span text:style-name="T4">de</text:span><text:span text:style-name="T4"> </text:span><text:span text:style-name="T4">edição</text:span><text:span text:style-name="T4"> </text:span><text:span text:style-name="T4">de</text:span><text:span text:style-name="T4"> </text:span><text:span text:style-name="T4">texto</text:span><text:span text:style-name="T4"> </text:span><text:span text:style-name="T4">para</text:span><text:span text:style-name="T4"> </text:span><text:span text:style-name="T4">os</text:span><text:span text:style-name="T4"> </text:span><text:span text:style-name="T4">vários</text:span><text:span text:style-name="T4"> </text:span><text:span text:style-name="T4">documentos</text:span><text:span text:style-name="T4"> </text:span><text:span text:style-name="T4">utilizados</text:span><text:span text:style-name="T4"> </text:span><text:span text:style-name="T4">e</text:span><text:span text:style-name="T4"> </text:span><text:span text:style-name="T4">modificados</text:span><text:span text:style-name="T4">, </text:span><text:span text:style-name="T4">como</text:span><text:span text:style-name="T4"> </text:span><text:span text:style-name="T4">Microsoft</text:span><text:span text:style-name="T4"> </text:span><text:span text:style-name="T4">Word</text:span><text:span text:style-name="T4"> </text:span><text:span text:style-name="T4">ou</text:span><text:span text:style-name="T4"> </text:span><text:span text:style-name="T4">LibreOffice</text:span><text:span text:style-name="T4"> </text:span><text:span text:style-name="T4">Writer</text:span><text:span text:style-name="T4">;</text:span></text:p>
            <text:p text:style-name="P5"/>
          </table:table-cell>
        </table:table-row>
      </table:table>
      <text:p text:style-name="P14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">Atividade</text:p>
          </table:table-cell>
          <table:table-cell table:style-name="Tabela10.A1" office:value-type="string">
            <text:p text:style-name="P2"><text:span text:style-name="T4">Acompanhar</text:span><text:span text:style-name="T4"> </text:span><text:span text:style-name="T4">Solução</text:span><text:span text:style-name="T4"> </text:span><text:span text:style-name="T4">de</text:span><text:span text:style-name="T4"> </text:span><text:span text:style-name="T4">Não</text:span><text:span text:style-name="T4"> </text:span><text:span text:style-name="T4">Conformidade</text:span></text:p>
          </table:table-cell>
        </table:table-row>
        <table:table-row>
          <table:table-cell table:style-name="Tabela10.A1" table:number-rows-spanned="4" office:value-type="string">
            <text:p text:style-name="P6">Responsabilidades</text:p>
          </table:table-cell>
          <table:table-cell table:style-name="Tabela10.A1" office:value-type="string">
            <text:p text:style-name="P2"><text:span text:style-name="T5">Realização</text:span><text:span text:style-name="T5">:</text:span><text:span text:style-name="T4">Equipe</text:span><text:span text:style-name="T4"> </text:span><text:span text:style-name="T4">de</text:span><text:span text:style-name="T4"> </text:span><text:span text:style-name="T4">qualidade</text:span></text:p>
          </table:table-cell>
        </table:table-row>
        <table:table-row>
          <table:covered-table-cell/>
          <table:table-cell table:style-name="Tabela10.A1" office:value-type="string">
            <text:p text:style-name="P2"><text:span text:style-name="T5">Aprovação</text:span><text:span text:style-name="T5">:</text:span><text:span text:style-name="T4">Não</text:span><text:span text:style-name="T4"> </text:span><text:span text:style-name="T4">se</text:span><text:span text:style-name="T4"> </text:span><text:span text:style-name="T4">aplica</text:span><text:span text:style-name="T4">.</text:span></text:p>
          </table:table-cell>
        </table:table-row>
        <table:table-row>
          <table:covered-table-cell/>
          <table:table-cell table:style-name="Tabela10.A1" office:value-type="string">
            <text:p text:style-name="P2"><text:span text:style-name="T5">Colaboração</text:span><text:span text:style-name="T5">:</text:span><text:span text:style-name="T4">Equipe</text:span><text:span text:style-name="T4"> </text:span><text:span text:style-name="T4">de</text:span><text:span text:style-name="T4"> </text:span><text:span text:style-name="T4">qualidade</text:span><text:span text:style-name="T4"> </text:span><text:span text:style-name="T4">e</text:span><text:span text:style-name="T4"> </text:span><text:span text:style-name="T4">interessados</text:span><text:span text:style-name="T4"> </text:span><text:span text:style-name="T4">no</text:span><text:span text:style-name="T4"> </text:span><text:span text:style-name="T4">projeto</text:span></text:p>
          </table:table-cell>
        </table:table-row>
        <table:table-row>
          <table:covered-table-cell/>
          <table:table-cell table:style-name="Tabela10.A1" office:value-type="string">
            <text:p text:style-name="P2"><text:span text:style-name="T5">Informação</text:span><text:span text:style-name="T5">:</text:span><text:span text:style-name="T4">Equipe</text:span><text:span text:style-name="T4"> </text:span><text:span text:style-name="T4">de</text:span><text:span text:style-name="T4"> </text:span><text:span text:style-name="T4">qualidade</text:span></text:p>
          </table:table-cell>
        </table:table-row>
        <table:table-row>
          <table:table-cell table:style-name="Tabela10.A1" table:number-rows-spanned="4" office:value-type="string">
            <text:p text:style-name="P6">Tarefas</text:p>
          </table:table-cell>
          <table:table-cell table:style-name="Tabela10.A1" office:value-type="string">
            <text:p text:style-name="P2"><text:span text:style-name="T4">1 – </text:span><text:span text:style-name="T4">Manter</text:span><text:span text:style-name="T4"> </text:span><text:span text:style-name="T4">e</text:span><text:span text:style-name="T4"> </text:span><text:span text:style-name="T4">atualizar</text:span><text:span text:style-name="T4"> </text:span><text:span text:style-name="T4">relatório</text:span><text:span text:style-name="T4"> </text:span><text:span text:style-name="T4">de</text:span><text:span text:style-name="T4"> </text:span><text:span text:style-name="T4">todas</text:span><text:span text:style-name="T4"> </text:span><text:span text:style-name="T4">as</text:span><text:span text:style-name="T4"> </text:span><text:span text:style-name="T4">não</text:span><text:span text:style-name="T4"> </text:span><text:span text:style-name="T4">conformidades</text:span><text:span text:style-name="T4">, </text:span><text:span text:style-name="T4">detalhando</text:span><text:span text:style-name="T4"> </text:span><text:span text:style-name="T4">as</text:span><text:span text:style-name="T4"> </text:span><text:span text:style-name="T4">já</text:span><text:span text:style-name="T4"> </text:span><text:span text:style-name="T4">foram</text:span><text:span text:style-name="T4"> </text:span><text:span text:style-name="T4">concluídas</text:span><text:span text:style-name="T4"> </text:span><text:span text:style-name="T4">e</text:span><text:span text:style-name="T4"> </text:span><text:span text:style-name="T4">as</text:span><text:span text:style-name="T4"> </text:span><text:span text:style-name="T4">que</text:span><text:span text:style-name="T4"> </text:span><text:span text:style-name="T4">ainda</text:span><text:span text:style-name="T4"> </text:span><text:span text:style-name="T4">não</text:span><text:span text:style-name="T4"> </text:span><text:span text:style-name="T4">foram</text:span><text:span text:style-name="T4">.</text:span></text:p>
          </table:table-cell>
        </table:table-row>
        <table:table-row>
          <table:covered-table-cell/>
          <table:table-cell table:style-name="Tabela10.A1" office:value-type="string">
            <text:p text:style-name="P2"><text:span text:style-name="T4">2 – </text:span><text:span text:style-name="T4">Verificar</text:span><text:span text:style-name="T4"> </text:span><text:span text:style-name="T4">quais</text:span><text:span text:style-name="T4"> </text:span><text:span text:style-name="T4">não</text:span><text:span text:style-name="T4"> </text:span><text:span text:style-name="T4">conformidades</text:span><text:span text:style-name="T4"> </text:span><text:span text:style-name="T4">estão</text:span><text:span text:style-name="T4"> </text:span><text:span text:style-name="T4">fora</text:span><text:span text:style-name="T4"> </text:span><text:span text:style-name="T4">do</text:span><text:span text:style-name="T4"> </text:span><text:span text:style-name="T4">prazo</text:span><text:span text:style-name="T4"> </text:span><text:span text:style-name="T4">de</text:span><text:span text:style-name="T4"> </text:span><text:span text:style-name="T4">solução</text:span><text:span text:style-name="T4">.</text:span></text:p>
          </table:table-cell>
        </table:table-row>
        <table:table-row>
          <table:covered-table-cell/>
          <table:table-cell table:style-name="Tabela10.A1" office:value-type="string">
            <text:p text:style-name="P2"><text:span text:style-name="T4">3 – </text:span><text:span text:style-name="T4">Notificar</text:span><text:span text:style-name="T4"> </text:span><text:span text:style-name="T4">superior</text:span><text:span text:style-name="T4"> </text:span><text:span text:style-name="T4">caso</text:span><text:span text:style-name="T4"> </text:span><text:span text:style-name="T4">a</text:span><text:span text:style-name="T4"> </text:span><text:span text:style-name="T4">não</text:span><text:span text:style-name="T4"> </text:span><text:span text:style-name="T4">conformidade</text:span><text:span text:style-name="T4"> </text:span><text:span text:style-name="T4">esteja</text:span><text:span text:style-name="T4"> </text:span><text:span text:style-name="T4">fora</text:span><text:span text:style-name="T4"> </text:span><text:span text:style-name="T4">do</text:span><text:span text:style-name="T4"> </text:span><text:span text:style-name="T4">prazo</text:span><text:span text:style-name="T4">.</text:span></text:p>
          </table:table-cell>
        </table:table-row>
        <table:table-row>
          <table:covered-table-cell/>
          <table:table-cell table:style-name="Tabela10.A1" office:value-type="string">
            <text:p text:style-name="P2"><text:span text:style-name="T4">4 – </text:span><text:span text:style-name="T4">Emitir</text:span><text:span text:style-name="T4"> </text:span><text:span text:style-name="T4">relatório</text:span><text:span text:style-name="T4"> </text:span><text:span text:style-name="T4">de</text:span><text:span text:style-name="T4"> </text:span><text:span text:style-name="T4">conclusão</text:span><text:span text:style-name="T4"> </text:span><text:span text:style-name="T4">de</text:span><text:span text:style-name="T4"> </text:span><text:span text:style-name="T4">não</text:span><text:span text:style-name="T4"> </text:span><text:span text:style-name="T4">conformidades</text:span><text:span text:style-name="T4">, </text:span><text:span text:style-name="T4">detalhando</text:span><text:span text:style-name="T4"> </text:span><text:span text:style-name="T4">número</text:span><text:span text:style-name="T4"> </text:span><text:span text:style-name="T4">de</text:span><text:span text:style-name="T4"> </text:span><text:span text:style-name="T4">não</text:span><text:span text:style-name="T4"> </text:span><text:span text:style-name="T4">conformidades</text:span><text:span text:style-name="T4"> </text:span><text:span text:style-name="T4">que</text:span><text:span text:style-name="T4"> </text:span><text:span text:style-name="T4">foram</text:span><text:span text:style-name="T4"> </text:span><text:span text:style-name="T4">solucionadas</text:span><text:span text:style-name="T4"> </text:span><text:span text:style-name="T4">dentro</text:span><text:span text:style-name="T4"> </text:span><text:span text:style-name="T4">do</text:span><text:span text:style-name="T4"> </text:span><text:span text:style-name="T4">prazo</text:span><text:span text:style-name="T4">.</text:span></text:p>
          </table:table-cell>
        </table:table-row>
        <table:table-row>
          <table:table-cell table:style-name="Tabela10.A1" office:value-type="string">
            <text:p text:style-name="P2"><text:span text:style-name="T5">Pré</text:span><text:span text:style-name="T5">-</text:span><text:span text:style-name="T5">Condições</text:span></text:p>
          </table:table-cell>
          <table:table-cell table:style-name="Tabela10.A1" office:value-type="string">
            <text:p text:style-name="P2"><text:span text:style-name="T4">- </text:span><text:span text:style-name="T4">Auditoria</text:span><text:span text:style-name="T4"> </text:span><text:span text:style-name="T4">realizada</text:span></text:p>
            <text:p text:style-name="P2"><text:span text:style-name="T4">- </text:span><text:span text:style-name="T4">Não</text:span><text:span text:style-name="T4"> </text:span><text:span text:style-name="T4">conformidade</text:span><text:span text:style-name="T4"> </text:span><text:span text:style-name="T4">comunicadas</text:span></text:p>
          </table:table-cell>
        </table:table-row>
        <text:soft-page-break/>
        <table:table-row>
          <table:table-cell table:style-name="Tabela10.A1" office:value-type="string">
            <text:p text:style-name="P6">Entradas</text:p>
          </table:table-cell>
          <table:table-cell table:style-name="Tabela10.A1" office:value-type="string">
            <text:p text:style-name="P2"><text:a xlink:type="simple" xlink:href="../Templates/Garantia%20de%20Qualidade/%5BTemplate%5D%20Relatório%20de%20Não%20Conformidades.xls" text:style-name="Internet_20_link" text:visited-style-name="Visited_20_Internet_20_Link"><text:span text:style-name="T11">- Template Relatório de não conformidades</text:span></text:a></text:p>
          </table:table-cell>
        </table:table-row>
        <table:table-row>
          <table:table-cell table:style-name="Tabela10.A1" office:value-type="string">
            <text:p text:style-name="P2"><text:span text:style-name="T5">Critérios</text:span><text:span text:style-name="T5"> </text:span><text:span text:style-name="T5">de</text:span><text:span text:style-name="T5"> </text:span><text:span text:style-name="T5">Saída</text:span></text:p>
          </table:table-cell>
          <table:table-cell table:style-name="Tabela10.A1" office:value-type="string">
            <text:p text:style-name="P2"><text:span text:style-name="T4">Não</text:span><text:span text:style-name="T4"> </text:span><text:span text:style-name="T4">se</text:span><text:span text:style-name="T4"> </text:span><text:span text:style-name="T4">aplica</text:span><text:span text:style-name="T4">.</text:span></text:p>
          </table:table-cell>
        </table:table-row>
        <table:table-row>
          <table:table-cell table:style-name="Tabela10.A1" office:value-type="string">
            <text:p text:style-name="P6">Produtos</text:p>
          </table:table-cell>
          <table:table-cell table:style-name="Tabela10.A1" office:value-type="string">
            <text:p text:style-name="P2"><text:span text:style-name="T4">- </text:span><text:span text:style-name="T4">Relatório</text:span><text:span text:style-name="T4"> </text:span><text:span text:style-name="T4">final</text:span><text:span text:style-name="T4"> </text:span><text:span text:style-name="T4">de</text:span><text:span text:style-name="T4"> </text:span><text:span text:style-name="T4">não</text:span><text:span text:style-name="T4"> </text:span><text:span text:style-name="T4">conformidades</text:span></text:p>
          </table:table-cell>
        </table:table-row>
        <table:table-row>
          <table:table-cell table:style-name="Tabela10.A1" office:value-type="string">
            <text:p text:style-name="P6">Ferramentas</text:p>
          </table:table-cell>
          <table:table-cell table:style-name="Tabela10.A1" office:value-type="string">
            <text:p text:style-name="P2"><text:span text:style-name="T4">-</text:span><text:span text:style-name="T4">Um</text:span><text:span text:style-name="T4"> </text:span><text:span text:style-name="T4">software</text:span><text:span text:style-name="T4"> </text:span><text:span text:style-name="T4">de</text:span><text:span text:style-name="T4"> </text:span><text:span text:style-name="T4">controle</text:span><text:span text:style-name="T4"> </text:span><text:span text:style-name="T4">de</text:span><text:span text:style-name="T4"> </text:span><text:span text:style-name="T4">versão</text:span><text:span text:style-name="T4"> </text:span><text:span text:style-name="T4">e</text:span><text:span text:style-name="T4"> </text:span><text:span text:style-name="T4">de</text:span><text:span text:style-name="T4"> </text:span><text:span text:style-name="T4">configuração</text:span><text:span text:style-name="T4"> </text:span><text:span text:style-name="T4">definido</text:span><text:span text:style-name="T4">, </text:span><text:span text:style-name="T4">como</text:span><text:span text:style-name="T4"> </text:span><text:span text:style-name="T4">por</text:span><text:span text:style-name="T4"> </text:span><text:span text:style-name="T4">exemplo</text:span><text:span text:style-name="T4"> </text:span><text:span text:style-name="T4">o</text:span><text:span text:style-name="T4"> </text:span><text:span text:style-name="T4">Git</text:span><text:span text:style-name="T4"> </text:span><text:span text:style-name="T4">ou</text:span><text:span text:style-name="T4"> </text:span><text:span text:style-name="T4">o</text:span><text:span text:style-name="T4"> </text:span><text:span text:style-name="T4">SVN</text:span><text:span text:style-name="T4">;</text:span></text:p>
            <text:p text:style-name="P2"><text:span text:style-name="T4">-</text:span><text:span text:style-name="T4">Ferramentas</text:span><text:span text:style-name="T4"> </text:span><text:span text:style-name="T4">de</text:span><text:span text:style-name="T4"> </text:span><text:span text:style-name="T4">edição</text:span><text:span text:style-name="T4"> </text:span><text:span text:style-name="T4">de</text:span><text:span text:style-name="T4"> </text:span><text:span text:style-name="T4">texto</text:span><text:span text:style-name="T4"> </text:span><text:span text:style-name="T4">para</text:span><text:span text:style-name="T4"> </text:span><text:span text:style-name="T4">os</text:span><text:span text:style-name="T4"> </text:span><text:span text:style-name="T4">vários</text:span><text:span text:style-name="T4"> </text:span><text:span text:style-name="T4">documentos</text:span><text:span text:style-name="T4"> </text:span><text:span text:style-name="T4">utilizados</text:span><text:span text:style-name="T4"> </text:span><text:span text:style-name="T4">e</text:span><text:span text:style-name="T4"> </text:span><text:span text:style-name="T4">modificados</text:span><text:span text:style-name="T4">, </text:span><text:span text:style-name="T4">como</text:span><text:span text:style-name="T4"> </text:span><text:span text:style-name="T4">Microsoft</text:span><text:span text:style-name="T4"> </text:span><text:span text:style-name="T4">Word</text:span><text:span text:style-name="T4"> </text:span><text:span text:style-name="T4">ou</text:span><text:span text:style-name="T4"> </text:span><text:span text:style-name="T4">LibreOffice</text:span><text:span text:style-name="T4"> </text:span><text:span text:style-name="T4">Writer</text:span><text:span text:style-name="T4">;</text:span></text:p>
            <text:p text:style-name="P5"/>
          </table:table-cell>
        </table:table-row>
      </table:table>
      <text:p text:style-name="P1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mbria" svg:font-family="Cambria"/>
    <style:font-face style:name="Courier New" svg:font-family="'Courier New'"/>
    <style:font-face style:name="Verdana" svg:font-family="Verdana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Cambria" fo:font-size="12pt" fo:font-style="normal" style:text-underline-style="none" fo:font-weight="normal" style:font-name-asian="Cambria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Title" style:family="paragraph" style:parent-style-name="Standard" style:class="text">
      <style:paragraph-properties fo:margin-top="0.423cm" fo:margin-bottom="0.106cm" fo:line-height="100%" fo:text-align="center" style:justify-single-word="false" fo:break-before="auto" fo:break-after="auto" fo:keep-with-next="always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cm" fo:margin-bottom="0.106cm" fo:line-height="100%" fo:text-align="center" style:justify-single-word="false" fo:break-before="auto" fo:break-after="auto" style:writing-mode="lr-tb"/>
      <style:text-properties style:font-name="Arial" style:font-name-asian="Arial" style:font-name-complex="Arial"/>
    </style:style>
    <style:style style:name="Heading_20_1" style:display-name="Heading 1" style:family="paragraph" style:parent-style-name="Standard" style:class="text">
      <style:paragraph-properties fo:margin-top="0.423cm" fo:margin-bottom="0.106cm" fo:line-height="100%" fo:break-before="auto" fo:break-after="auto" fo:keep-with-next="always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fo:line-height="100%" fo:break-before="auto" fo:break-after="auto" fo:keep-with-next="always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line-height="100%" fo:break-before="auto" fo:break-after="auto" fo:keep-with-next="always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4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4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4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4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5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4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5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7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5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7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7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7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7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7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7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7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7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7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/>
      </text:list-level-style-number>
      <text:list-level-style-number text:level="2" text:style-name="List1Level1" style:num-suffix="." style:num-format="1" text:display-levels="2">
        <style:list-level-properties text:space-before="1.905cm"/>
      </text:list-level-style-number>
      <text:list-level-style-number text:level="3" text:style-name="List1Level2" style:num-suffix="." style:num-format="1" text:display-levels="3">
        <style:list-level-properties text:space-before="3.493cm"/>
      </text:list-level-style-number>
      <text:list-level-style-number text:level="4" text:style-name="List1Level3" style:num-suffix="." style:num-format="1" text:display-levels="4">
        <style:list-level-properties text:space-before="4.445cm"/>
      </text:list-level-style-number>
      <text:list-level-style-number text:level="5" text:style-name="List1Level4" style:num-suffix="." style:num-format="1" text:display-levels="5">
        <style:list-level-properties text:space-before="5.715cm"/>
      </text:list-level-style-number>
      <text:list-level-style-number text:level="6" text:style-name="List1Level5" style:num-suffix="." style:num-format="1" text:display-levels="6">
        <style:list-level-properties text:space-before="7.303cm"/>
      </text:list-level-style-number>
      <text:list-level-style-number text:level="7" text:style-name="List1Level6" style:num-suffix="." style:num-format="1" text:display-levels="7">
        <style:list-level-properties text:space-before="8.255cm"/>
      </text:list-level-style-number>
      <text:list-level-style-number text:level="8" text:style-name="List1Level7" style:num-suffix="." style:num-format="1" text:display-levels="8">
        <style:list-level-properties text:space-before="9.525cm"/>
      </text:list-level-style-number>
      <text:list-level-style-number text:level="9" text:style-name="List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suffix=")" style:num-format="1">
        <style:list-level-properties text:space-before="0.635cm" text:min-label-width="0.501cm"/>
      </text:list-level-style-number>
      <text:list-level-style-number text:level="2" text:style-name="List2Level1" style:num-suffix="." style:num-format="a">
        <style:list-level-properties text:space-before="1.905cm" text:min-label-width="0.501cm"/>
      </text:list-level-style-number>
      <text:list-level-style-number text:level="3" text:style-name="List2Level2" style:num-suffix="." style:num-format="i">
        <style:list-level-properties text:min-label-width="0.318cm" fo:text-align="end"/>
      </text:list-level-style-number>
      <text:list-level-style-number text:level="4" text:style-name="List2Level3" style:num-suffix="." style:num-format="1">
        <style:list-level-properties text:space-before="4.445cm" text:min-label-width="0.501cm"/>
      </text:list-level-style-number>
      <text:list-level-style-number text:level="5" text:style-name="List2Level4" style:num-suffix="." style:num-format="a">
        <style:list-level-properties text:space-before="5.715cm" text:min-label-width="0.501cm"/>
      </text:list-level-style-number>
      <text:list-level-style-number text:level="6" text:style-name="List2Level5" style:num-suffix="." style:num-format="i">
        <style:list-level-properties text:min-label-width="0.318cm" fo:text-align="end"/>
      </text:list-level-style-number>
      <text:list-level-style-number text:level="7" text:style-name="List2Level6" style:num-suffix="." style:num-format="1">
        <style:list-level-properties text:space-before="8.255cm" text:min-label-width="0.501cm"/>
      </text:list-level-style-number>
      <text:list-level-style-number text:level="8" text:style-name="List2Level7" style:num-suffix="." style:num-format="a">
        <style:list-level-properties text:space-before="9.525cm" text:min-label-width="0.501cm"/>
      </text:list-level-style-number>
      <text:list-level-style-number text:level="9" text:style-name="List2Level8" style:num-suffix="." style:num-format="i">
        <style:list-level-properties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." style:num-format="1" text:start-value="4">
        <style:list-level-properties text:space-before="0.635cm"/>
      </text:list-level-style-number>
      <text:list-level-style-number text:level="2" text:style-name="List3Level1" style:num-suffix="." style:num-format="1" text:display-levels="2">
        <style:list-level-properties text:space-before="1.905cm"/>
      </text:list-level-style-number>
      <text:list-level-style-number text:level="3" text:style-name="List3Level2" style:num-suffix="." style:num-format="1" text:display-levels="3">
        <style:list-level-properties text:space-before="3.493cm"/>
      </text:list-level-style-number>
      <text:list-level-style-number text:level="4" text:style-name="List3Level3" style:num-suffix="." style:num-format="1" text:display-levels="4">
        <style:list-level-properties text:space-before="4.445cm"/>
      </text:list-level-style-number>
      <text:list-level-style-number text:level="5" text:style-name="List3Level4" style:num-suffix="." style:num-format="1" text:display-levels="5">
        <style:list-level-properties text:space-before="5.715cm"/>
      </text:list-level-style-number>
      <text:list-level-style-number text:level="6" text:style-name="List3Level5" style:num-suffix="." style:num-format="1" text:display-levels="6">
        <style:list-level-properties text:space-before="7.303cm"/>
      </text:list-level-style-number>
      <text:list-level-style-number text:level="7" text:style-name="List3Level6" style:num-suffix="." style:num-format="1" text:display-levels="7">
        <style:list-level-properties text:space-before="8.255cm"/>
      </text:list-level-style-number>
      <text:list-level-style-number text:level="8" text:style-name="List3Level7" style:num-suffix="." style:num-format="1" text:display-levels="8">
        <style:list-level-properties text:space-before="9.525cm"/>
      </text:list-level-style-number>
      <text:list-level-style-number text:level="9" text:style-name="List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∙">
        <style:list-level-properties text:space-before="0.635cm"/>
        <style:text-properties style:font-name="Verdana1"/>
      </text:list-level-style-bullet>
      <text:list-level-style-bullet text:level="2" text:style-name="List4Level1" text:bullet-char="○">
        <style:list-level-properties text:space-before="1.905cm"/>
        <style:text-properties style:font-name="Courier New1"/>
      </text:list-level-style-bullet>
      <text:list-level-style-bullet text:level="3" text:style-name="List4Level2" text:bullet-char="▪">
        <style:list-level-properties text:space-before="3.493cm"/>
        <style:text-properties style:font-name="Verdana1"/>
      </text:list-level-style-bullet>
      <text:list-level-style-bullet text:level="4" text:style-name="List4Level3" text:bullet-char="∙">
        <style:list-level-properties text:space-before="4.445cm"/>
        <style:text-properties style:font-name="Verdana1"/>
      </text:list-level-style-bullet>
      <text:list-level-style-bullet text:level="5" text:style-name="List4Level4" text:bullet-char="○">
        <style:list-level-properties text:space-before="5.715cm"/>
        <style:text-properties style:font-name="Courier New1"/>
      </text:list-level-style-bullet>
      <text:list-level-style-bullet text:level="6" text:style-name="List4Level5" text:bullet-char="▪">
        <style:list-level-properties text:space-before="7.303cm"/>
        <style:text-properties style:font-name="Verdana1"/>
      </text:list-level-style-bullet>
      <text:list-level-style-bullet text:level="7" text:style-name="List4Level6" text:bullet-char="∙">
        <style:list-level-properties text:space-before="8.255cm"/>
        <style:text-properties style:font-name="Verdana1"/>
      </text:list-level-style-bullet>
      <text:list-level-style-bullet text:level="8" text:style-name="List4Level7" text:bullet-char="○">
        <style:list-level-properties text:space-before="9.525cm"/>
        <style:text-properties style:font-name="Courier New1"/>
      </text:list-level-style-bullet>
      <text:list-level-style-bullet text:level="9" text:style-name="List4Level8" text:bullet-char="▪">
        <style:list-level-properties text:space-before="11.113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∙">
        <style:list-level-properties text:space-before="0.635cm"/>
        <style:text-properties style:font-name="Verdana1"/>
      </text:list-level-style-bullet>
      <text:list-level-style-bullet text:level="2" text:style-name="List5Level1" text:bullet-char="○">
        <style:list-level-properties text:space-before="1.905cm"/>
        <style:text-properties style:font-name="Courier New1"/>
      </text:list-level-style-bullet>
      <text:list-level-style-bullet text:level="3" text:style-name="List5Level2" text:bullet-char="▪">
        <style:list-level-properties text:space-before="3.493cm"/>
        <style:text-properties style:font-name="Verdana1"/>
      </text:list-level-style-bullet>
      <text:list-level-style-bullet text:level="4" text:style-name="List5Level3" text:bullet-char="∙">
        <style:list-level-properties text:space-before="4.445cm"/>
        <style:text-properties style:font-name="Verdana1"/>
      </text:list-level-style-bullet>
      <text:list-level-style-bullet text:level="5" text:style-name="List5Level4" text:bullet-char="○">
        <style:list-level-properties text:space-before="5.715cm"/>
        <style:text-properties style:font-name="Courier New1"/>
      </text:list-level-style-bullet>
      <text:list-level-style-bullet text:level="6" text:style-name="List5Level5" text:bullet-char="▪">
        <style:list-level-properties text:space-before="7.303cm"/>
        <style:text-properties style:font-name="Verdana1"/>
      </text:list-level-style-bullet>
      <text:list-level-style-bullet text:level="7" text:style-name="List5Level6" text:bullet-char="∙">
        <style:list-level-properties text:space-before="8.255cm"/>
        <style:text-properties style:font-name="Verdana1"/>
      </text:list-level-style-bullet>
      <text:list-level-style-bullet text:level="8" text:style-name="List5Level7" text:bullet-char="○">
        <style:list-level-properties text:space-before="9.525cm"/>
        <style:text-properties style:font-name="Courier New1"/>
      </text:list-level-style-bullet>
      <text:list-level-style-bullet text:level="9" text:style-name="List5Level8" text:bullet-char="▪">
        <style:list-level-properties text:space-before="11.113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 text:start-value="5">
        <style:list-level-properties text:space-before="0.635cm"/>
      </text:list-level-style-number>
      <text:list-level-style-number text:level="2" text:style-name="List6Level1" style:num-suffix="." style:num-format="1" text:display-levels="2">
        <style:list-level-properties text:space-before="1.905cm"/>
      </text:list-level-style-number>
      <text:list-level-style-number text:level="3" text:style-name="List6Level2" style:num-suffix="." style:num-format="1" text:display-levels="3">
        <style:list-level-properties text:space-before="3.493cm"/>
      </text:list-level-style-number>
      <text:list-level-style-number text:level="4" text:style-name="List6Level3" style:num-suffix="." style:num-format="1" text:display-levels="4">
        <style:list-level-properties text:space-before="4.445cm"/>
      </text:list-level-style-number>
      <text:list-level-style-number text:level="5" text:style-name="List6Level4" style:num-suffix="." style:num-format="1" text:display-levels="5">
        <style:list-level-properties text:space-before="5.715cm"/>
      </text:list-level-style-number>
      <text:list-level-style-number text:level="6" text:style-name="List6Level5" style:num-suffix="." style:num-format="1" text:display-levels="6">
        <style:list-level-properties text:space-before="7.303cm"/>
      </text:list-level-style-number>
      <text:list-level-style-number text:level="7" text:style-name="List6Level6" style:num-suffix="." style:num-format="1" text:display-levels="7">
        <style:list-level-properties text:space-before="8.255cm"/>
      </text:list-level-style-number>
      <text:list-level-style-number text:level="8" text:style-name="List6Level7" style:num-suffix="." style:num-format="1" text:display-levels="8">
        <style:list-level-properties text:space-before="9.525cm"/>
      </text:list-level-style-number>
      <text:list-level-style-number text:level="9" text:style-name="List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1" text:start-value="6">
        <style:list-level-properties text:space-before="0.635cm"/>
      </text:list-level-style-number>
      <text:list-level-style-number text:level="2" text:style-name="List7Level1" style:num-suffix="." style:num-format="1" text:display-levels="2">
        <style:list-level-properties text:space-before="1.905cm"/>
      </text:list-level-style-number>
      <text:list-level-style-number text:level="3" text:style-name="List7Level2" style:num-suffix="." style:num-format="1" text:display-levels="3">
        <style:list-level-properties text:space-before="3.493cm"/>
      </text:list-level-style-number>
      <text:list-level-style-number text:level="4" text:style-name="List7Level3" style:num-suffix="." style:num-format="1" text:display-levels="4">
        <style:list-level-properties text:space-before="4.445cm"/>
      </text:list-level-style-number>
      <text:list-level-style-number text:level="5" text:style-name="List7Level4" style:num-suffix="." style:num-format="1" text:display-levels="5">
        <style:list-level-properties text:space-before="5.715cm"/>
      </text:list-level-style-number>
      <text:list-level-style-number text:level="6" text:style-name="List7Level5" style:num-suffix="." style:num-format="1" text:display-levels="6">
        <style:list-level-properties text:space-before="7.303cm"/>
      </text:list-level-style-number>
      <text:list-level-style-number text:level="7" text:style-name="List7Level6" style:num-suffix="." style:num-format="1" text:display-levels="7">
        <style:list-level-properties text:space-before="8.255cm"/>
      </text:list-level-style-number>
      <text:list-level-style-number text:level="8" text:style-name="List7Level7" style:num-suffix="." style:num-format="1" text:display-levels="8">
        <style:list-level-properties text:space-before="9.525cm"/>
      </text:list-level-style-number>
      <text:list-level-style-number text:level="9" text:style-name="List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499cm" fo:margin-bottom="2.499cm" fo:margin-left="1.752cm" fo:margin-right="1.487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/>
    <meta:initial-creator/>
    <dc:creator>Daniel de Oliveira Vasconcelos</dc:creator>
    <meta:editing-cycles>6</meta:editing-cycles>
    <dc:date>2015-05-09T09:45:43.96</dc:date>
    <meta:editing-duration>PT1H2M23S</meta:editing-duration>
    <meta:document-statistic meta:table-count="10" meta:image-count="0" meta:object-count="0" meta:page-count="6" meta:paragraph-count="192" meta:word-count="1511" meta:character-count="9919"/>
  </office:meta>
</office:document-meta>
</file>